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6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Scale test (f48 vs doubl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@LOCALHOST</text:p>
          </table:table-cell>
          <table:table-cell table:number-columns-repeated="6"/>
          <table:table-cell table:style-name="ce2" office:value-type="string" calcext:value-type="string">
            <text:p>@MACNEILL</text:p>
          </table:table-cell>
          <table:table-cell table:number-columns-repeated="5"/>
          <table:table-cell table:style-name="Default"/>
          <table:table-cell table:style-name="ce2" office:value-type="string" calcext:value-type="string">
            <text:p>@STOK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SE f48</text:p>
          </table:table-cell>
          <table:table-cell office:value-type="string" calcext:value-type="string">
            <text:p><text:s/>SSE double</text:p>
          </table:table-cell>
          <table:table-cell office:value-type="string" calcext:value-type="string">
            <text:p>DIFFERENCE</text:p>
          </table:table-cell>
          <table:table-cell table:number-columns-repeated="4"/>
          <table:table-cell office:value-type="string" calcext:value-type="string">
            <text:p>SSE f48</text:p>
          </table:table-cell>
          <table:table-cell office:value-type="string" calcext:value-type="string">
            <text:p><text:s/>SSE double</text:p>
          </table:table-cell>
          <table:table-cell table:number-columns-repeated="5"/>
          <table:table-cell office:value-type="string" calcext:value-type="string">
            <text:p>SSE f48</text:p>
          </table:table-cell>
          <table:table-cell office:value-type="string" calcext:value-type="string">
            <text:p><text:s/>SSE double</text:p>
          </table:table-cell>
          <table:table-cell table:number-columns-repeated="1008"/>
        </table:table-row>
        <table:table-row table:style-name="ro1">
          <table:table-cell office:value-type="float" office:value="94457772" calcext:value-type="float">
            <text:p>94457772</text:p>
          </table:table-cell>
          <table:table-cell office:value-type="float" office:value="44781849" calcext:value-type="float">
            <text:p>44781849</text:p>
          </table:table-cell>
          <table:table-cell table:formula="of:=[.B7]-[.A7]" office:value-type="float" office:value="-49675923" calcext:value-type="float">
            <text:p>-49675923</text:p>
          </table:table-cell>
          <table:table-cell/>
          <table:table-cell table:formula="of:=AVERAGE([.C7:.C106])" office:value-type="float" office:value="-36661399.57" calcext:value-type="float">
            <text:p>-36661399.57</text:p>
          </table:table-cell>
          <table:table-cell office:value-type="string" calcext:value-type="string">
            <text:p>AVER</text:p>
          </table:table-cell>
          <table:table-cell/>
          <table:table-cell office:value-type="float" office:value="7560872" calcext:value-type="float">
            <text:p>7560872</text:p>
          </table:table-cell>
          <table:table-cell office:value-type="float" office:value="9613664" calcext:value-type="float">
            <text:p>9613664</text:p>
          </table:table-cell>
          <table:table-cell table:formula="of:=[.I7]-[.H7]" office:value-type="float" office:value="2052792" calcext:value-type="float">
            <text:p>2052792</text:p>
          </table:table-cell>
          <table:table-cell/>
          <table:table-cell table:formula="of:=AVERAGE([.J7:.J106])" office:value-type="float" office:value="4574044.48" calcext:value-type="float">
            <text:p>4574044.48</text:p>
          </table:table-cell>
          <table:table-cell office:value-type="string" calcext:value-type="string">
            <text:p>AVER</text:p>
          </table:table-cell>
          <table:table-cell/>
          <table:table-cell office:value-type="float" office:value="2411693" calcext:value-type="float">
            <text:p>2411693</text:p>
          </table:table-cell>
          <table:table-cell office:value-type="float" office:value="388982130" calcext:value-type="float">
            <text:p>388982130</text:p>
          </table:table-cell>
          <table:table-cell table:formula="of:=[.P7]-[.O7]" office:value-type="float" office:value="386570437" calcext:value-type="float">
            <text:p>386570437</text:p>
          </table:table-cell>
          <table:table-cell/>
          <table:table-cell table:formula="of:=AVERAGE([.Q7:.Q106])" office:value-type="float" office:value="235744533.49" calcext:value-type="float">
            <text:p>235744533.49</text:p>
          </table:table-cell>
          <table:table-cell office:value-type="string" calcext:value-type="string">
            <text:p>AVER</text:p>
          </table:table-cell>
          <table:table-cell table:number-columns-repeated="1004"/>
        </table:table-row>
        <table:table-row table:style-name="ro1">
          <table:table-cell office:value-type="float" office:value="41956485" calcext:value-type="float">
            <text:p>41956485</text:p>
          </table:table-cell>
          <table:table-cell office:value-type="float" office:value="36908570" calcext:value-type="float">
            <text:p>36908570</text:p>
          </table:table-cell>
          <table:table-cell table:formula="of:=[.B8]-[.A8]" office:value-type="float" office:value="-5047915" calcext:value-type="float">
            <text:p>-5047915</text:p>
          </table:table-cell>
          <table:table-cell/>
          <table:table-cell table:formula="of:=MEDIAN([.C7:.C106])" office:value-type="float" office:value="-27177699.5" calcext:value-type="float">
            <text:p>-27177699.5</text:p>
          </table:table-cell>
          <table:table-cell office:value-type="string" calcext:value-type="string">
            <text:p>MEDIAN</text:p>
          </table:table-cell>
          <table:table-cell/>
          <table:table-cell office:value-type="float" office:value="4100144" calcext:value-type="float">
            <text:p>4100144</text:p>
          </table:table-cell>
          <table:table-cell office:value-type="float" office:value="8211528" calcext:value-type="float">
            <text:p>8211528</text:p>
          </table:table-cell>
          <table:table-cell table:formula="of:=[.I8]-[.H8]" office:value-type="float" office:value="4111384" calcext:value-type="float">
            <text:p>4111384</text:p>
          </table:table-cell>
          <table:table-cell/>
          <table:table-cell table:formula="of:=MEDIAN([.J7:.J106])" office:value-type="float" office:value="4646932" calcext:value-type="float">
            <text:p>4646932</text:p>
          </table:table-cell>
          <table:table-cell office:value-type="string" calcext:value-type="string">
            <text:p>MEDIAN</text:p>
          </table:table-cell>
          <table:table-cell/>
          <table:table-cell office:value-type="float" office:value="1782072" calcext:value-type="float">
            <text:p>1782072</text:p>
          </table:table-cell>
          <table:table-cell office:value-type="float" office:value="387281355" calcext:value-type="float">
            <text:p>387281355</text:p>
          </table:table-cell>
          <table:table-cell table:formula="of:=[.P8]-[.O8]" office:value-type="float" office:value="385499283" calcext:value-type="float">
            <text:p>385499283</text:p>
          </table:table-cell>
          <table:table-cell/>
          <table:table-cell table:formula="of:=MEDIAN([.Q7:.Q106])" office:value-type="float" office:value="180374674.5" calcext:value-type="float">
            <text:p>180374674.5</text:p>
          </table:table-cell>
          <table:table-cell office:value-type="string" calcext:value-type="string">
            <text:p>MEDIAN</text:p>
          </table:table-cell>
          <table:table-cell table:number-columns-repeated="1004"/>
        </table:table-row>
        <table:table-row table:style-name="ro1">
          <table:table-cell office:value-type="float" office:value="38450327" calcext:value-type="float">
            <text:p>38450327</text:p>
          </table:table-cell>
          <table:table-cell office:value-type="float" office:value="34123314" calcext:value-type="float">
            <text:p>34123314</text:p>
          </table:table-cell>
          <table:table-cell table:formula="of:=[.B9]-[.A9]" office:value-type="float" office:value="-4327013" calcext:value-type="float">
            <text:p>-4327013</text:p>
          </table:table-cell>
          <table:table-cell table:number-columns-repeated="4"/>
          <table:table-cell office:value-type="float" office:value="4636320" calcext:value-type="float">
            <text:p>4636320</text:p>
          </table:table-cell>
          <table:table-cell office:value-type="float" office:value="9600016" calcext:value-type="float">
            <text:p>9600016</text:p>
          </table:table-cell>
          <table:table-cell table:formula="of:=[.I9]-[.H9]" office:value-type="float" office:value="4963696" calcext:value-type="float">
            <text:p>4963696</text:p>
          </table:table-cell>
          <table:table-cell table:number-columns-repeated="4"/>
          <table:table-cell office:value-type="float" office:value="1772526" calcext:value-type="float">
            <text:p>1772526</text:p>
          </table:table-cell>
          <table:table-cell office:value-type="float" office:value="369747540" calcext:value-type="float">
            <text:p>369747540</text:p>
          </table:table-cell>
          <table:table-cell table:formula="of:=[.P9]-[.O9]" office:value-type="float" office:value="367975014" calcext:value-type="float">
            <text:p>367975014</text:p>
          </table:table-cell>
          <table:table-cell table:number-columns-repeated="1007"/>
        </table:table-row>
        <table:table-row table:style-name="ro1">
          <table:table-cell office:value-type="float" office:value="59504248" calcext:value-type="float">
            <text:p>59504248</text:p>
          </table:table-cell>
          <table:table-cell office:value-type="float" office:value="16417564" calcext:value-type="float">
            <text:p>16417564</text:p>
          </table:table-cell>
          <table:table-cell table:formula="of:=[.B10]-[.A10]" office:value-type="float" office:value="-43086684" calcext:value-type="float">
            <text:p>-43086684</text:p>
          </table:table-cell>
          <table:table-cell table:number-columns-repeated="4"/>
          <table:table-cell office:value-type="float" office:value="4331144" calcext:value-type="float">
            <text:p>4331144</text:p>
          </table:table-cell>
          <table:table-cell office:value-type="float" office:value="8312776" calcext:value-type="float">
            <text:p>8312776</text:p>
          </table:table-cell>
          <table:table-cell table:formula="of:=[.I10]-[.H10]" office:value-type="float" office:value="3981632" calcext:value-type="float">
            <text:p>3981632</text:p>
          </table:table-cell>
          <table:table-cell table:number-columns-repeated="4"/>
          <table:table-cell office:value-type="float" office:value="1775148" calcext:value-type="float">
            <text:p>1775148</text:p>
          </table:table-cell>
          <table:table-cell office:value-type="float" office:value="181714836" calcext:value-type="float">
            <text:p>181714836</text:p>
          </table:table-cell>
          <table:table-cell table:formula="of:=[.P10]-[.O10]" office:value-type="float" office:value="179939688" calcext:value-type="float">
            <text:p>179939688</text:p>
          </table:table-cell>
          <table:table-cell table:number-columns-repeated="1007"/>
        </table:table-row>
        <table:table-row table:style-name="ro1">
          <table:table-cell office:value-type="float" office:value="32617893" calcext:value-type="float">
            <text:p>32617893</text:p>
          </table:table-cell>
          <table:table-cell office:value-type="float" office:value="7614130" calcext:value-type="float">
            <text:p>7614130</text:p>
          </table:table-cell>
          <table:table-cell table:formula="of:=[.B11]-[.A11]" office:value-type="float" office:value="-25003763" calcext:value-type="float">
            <text:p>-25003763</text:p>
          </table:table-cell>
          <table:table-cell table:number-columns-repeated="4"/>
          <table:table-cell office:value-type="float" office:value="3912976" calcext:value-type="float">
            <text:p>3912976</text:p>
          </table:table-cell>
          <table:table-cell office:value-type="float" office:value="8192232" calcext:value-type="float">
            <text:p>8192232</text:p>
          </table:table-cell>
          <table:table-cell table:formula="of:=[.I11]-[.H11]" office:value-type="float" office:value="4279256" calcext:value-type="float">
            <text:p>4279256</text:p>
          </table:table-cell>
          <table:table-cell table:number-columns-repeated="4"/>
          <table:table-cell office:value-type="float" office:value="1785273" calcext:value-type="float">
            <text:p>1785273</text:p>
          </table:table-cell>
          <table:table-cell office:value-type="float" office:value="181768662" calcext:value-type="float">
            <text:p>181768662</text:p>
          </table:table-cell>
          <table:table-cell table:formula="of:=[.P11]-[.O11]" office:value-type="float" office:value="179983389" calcext:value-type="float">
            <text:p>179983389</text:p>
          </table:table-cell>
          <table:table-cell table:number-columns-repeated="1007"/>
        </table:table-row>
        <table:table-row table:style-name="ro1">
          <table:table-cell office:value-type="float" office:value="24084979" calcext:value-type="float">
            <text:p>24084979</text:p>
          </table:table-cell>
          <table:table-cell office:value-type="float" office:value="3068375" calcext:value-type="float">
            <text:p>3068375</text:p>
          </table:table-cell>
          <table:table-cell table:formula="of:=[.B12]-[.A12]" office:value-type="float" office:value="-21016604" calcext:value-type="float">
            <text:p>-21016604</text:p>
          </table:table-cell>
          <table:table-cell table:number-columns-repeated="4"/>
          <table:table-cell office:value-type="float" office:value="4557232" calcext:value-type="float">
            <text:p>4557232</text:p>
          </table:table-cell>
          <table:table-cell office:value-type="float" office:value="10097528" calcext:value-type="float">
            <text:p>10097528</text:p>
          </table:table-cell>
          <table:table-cell table:formula="of:=[.I12]-[.H12]" office:value-type="float" office:value="5540296" calcext:value-type="float">
            <text:p>5540296</text:p>
          </table:table-cell>
          <table:table-cell table:number-columns-repeated="4"/>
          <table:table-cell office:value-type="float" office:value="1778475" calcext:value-type="float">
            <text:p>1778475</text:p>
          </table:table-cell>
          <table:table-cell office:value-type="float" office:value="181836951" calcext:value-type="float">
            <text:p>181836951</text:p>
          </table:table-cell>
          <table:table-cell table:formula="of:=[.P12]-[.O12]" office:value-type="float" office:value="180058476" calcext:value-type="float">
            <text:p>180058476</text:p>
          </table:table-cell>
          <table:table-cell table:number-columns-repeated="1007"/>
        </table:table-row>
        <table:table-row table:style-name="ro1">
          <table:table-cell office:value-type="float" office:value="11899879" calcext:value-type="float">
            <text:p>11899879</text:p>
          </table:table-cell>
          <table:table-cell office:value-type="float" office:value="2806288" calcext:value-type="float">
            <text:p>2806288</text:p>
          </table:table-cell>
          <table:table-cell table:formula="of:=[.B13]-[.A13]" office:value-type="float" office:value="-9093591" calcext:value-type="float">
            <text:p>-9093591</text:p>
          </table:table-cell>
          <table:table-cell table:number-columns-repeated="4"/>
          <table:table-cell office:value-type="float" office:value="6595216" calcext:value-type="float">
            <text:p>6595216</text:p>
          </table:table-cell>
          <table:table-cell office:value-type="float" office:value="8088240" calcext:value-type="float">
            <text:p>8088240</text:p>
          </table:table-cell>
          <table:table-cell table:formula="of:=[.I13]-[.H13]" office:value-type="float" office:value="1493024" calcext:value-type="float">
            <text:p>1493024</text:p>
          </table:table-cell>
          <table:table-cell table:number-columns-repeated="4"/>
          <table:table-cell office:value-type="float" office:value="1772625" calcext:value-type="float">
            <text:p>1772625</text:p>
          </table:table-cell>
          <table:table-cell office:value-type="float" office:value="181918365" calcext:value-type="float">
            <text:p>181918365</text:p>
          </table:table-cell>
          <table:table-cell table:formula="of:=[.P13]-[.O13]" office:value-type="float" office:value="180145740" calcext:value-type="float">
            <text:p>180145740</text:p>
          </table:table-cell>
          <table:table-cell table:number-columns-repeated="1007"/>
        </table:table-row>
        <table:table-row table:style-name="ro1">
          <table:table-cell office:value-type="float" office:value="11673701" calcext:value-type="float">
            <text:p>11673701</text:p>
          </table:table-cell>
          <table:table-cell office:value-type="float" office:value="2975525" calcext:value-type="float">
            <text:p>2975525</text:p>
          </table:table-cell>
          <table:table-cell table:formula="of:=[.B14]-[.A14]" office:value-type="float" office:value="-8698176" calcext:value-type="float">
            <text:p>-8698176</text:p>
          </table:table-cell>
          <table:table-cell table:number-columns-repeated="4"/>
          <table:table-cell office:value-type="float" office:value="4426648" calcext:value-type="float">
            <text:p>4426648</text:p>
          </table:table-cell>
          <table:table-cell office:value-type="float" office:value="8088072" calcext:value-type="float">
            <text:p>8088072</text:p>
          </table:table-cell>
          <table:table-cell table:formula="of:=[.I14]-[.H14]" office:value-type="float" office:value="3661424" calcext:value-type="float">
            <text:p>3661424</text:p>
          </table:table-cell>
          <table:table-cell table:number-columns-repeated="4"/>
          <table:table-cell office:value-type="float" office:value="1773726" calcext:value-type="float">
            <text:p>1773726</text:p>
          </table:table-cell>
          <table:table-cell office:value-type="float" office:value="325673944" calcext:value-type="float">
            <text:p>325673944</text:p>
          </table:table-cell>
          <table:table-cell table:formula="of:=[.P14]-[.O14]" office:value-type="float" office:value="323900218" calcext:value-type="float">
            <text:p>323900218</text:p>
          </table:table-cell>
          <table:table-cell table:number-columns-repeated="1007"/>
        </table:table-row>
        <table:table-row table:style-name="ro1">
          <table:table-cell office:value-type="float" office:value="13669741" calcext:value-type="float">
            <text:p>13669741</text:p>
          </table:table-cell>
          <table:table-cell office:value-type="float" office:value="3032982" calcext:value-type="float">
            <text:p>3032982</text:p>
          </table:table-cell>
          <table:table-cell table:formula="of:=[.B15]-[.A15]" office:value-type="float" office:value="-10636759" calcext:value-type="float">
            <text:p>-10636759</text:p>
          </table:table-cell>
          <table:table-cell table:number-columns-repeated="4"/>
          <table:table-cell office:value-type="float" office:value="4197600" calcext:value-type="float">
            <text:p>4197600</text:p>
          </table:table-cell>
          <table:table-cell office:value-type="float" office:value="8167016" calcext:value-type="float">
            <text:p>8167016</text:p>
          </table:table-cell>
          <table:table-cell table:formula="of:=[.I15]-[.H15]" office:value-type="float" office:value="3969416" calcext:value-type="float">
            <text:p>3969416</text:p>
          </table:table-cell>
          <table:table-cell table:number-columns-repeated="4"/>
          <table:table-cell office:value-type="float" office:value="1775526" calcext:value-type="float">
            <text:p>1775526</text:p>
          </table:table-cell>
          <table:table-cell office:value-type="float" office:value="386629748" calcext:value-type="float">
            <text:p>386629748</text:p>
          </table:table-cell>
          <table:table-cell table:formula="of:=[.P15]-[.O15]" office:value-type="float" office:value="384854222" calcext:value-type="float">
            <text:p>384854222</text:p>
          </table:table-cell>
          <table:table-cell table:number-columns-repeated="1007"/>
        </table:table-row>
        <table:table-row table:style-name="ro1">
          <table:table-cell office:value-type="float" office:value="12175503" calcext:value-type="float">
            <text:p>12175503</text:p>
          </table:table-cell>
          <table:table-cell office:value-type="float" office:value="2880104" calcext:value-type="float">
            <text:p>2880104</text:p>
          </table:table-cell>
          <table:table-cell table:formula="of:=[.B16]-[.A16]" office:value-type="float" office:value="-9295399" calcext:value-type="float">
            <text:p>-9295399</text:p>
          </table:table-cell>
          <table:table-cell table:number-columns-repeated="4"/>
          <table:table-cell office:value-type="float" office:value="3949672" calcext:value-type="float">
            <text:p>3949672</text:p>
          </table:table-cell>
          <table:table-cell office:value-type="float" office:value="8139712" calcext:value-type="float">
            <text:p>8139712</text:p>
          </table:table-cell>
          <table:table-cell table:formula="of:=[.I16]-[.H16]" office:value-type="float" office:value="4190040" calcext:value-type="float">
            <text:p>4190040</text:p>
          </table:table-cell>
          <table:table-cell table:number-columns-repeated="4"/>
          <table:table-cell office:value-type="float" office:value="1782552" calcext:value-type="float">
            <text:p>1782552</text:p>
          </table:table-cell>
          <table:table-cell office:value-type="float" office:value="386318333" calcext:value-type="float">
            <text:p>386318333</text:p>
          </table:table-cell>
          <table:table-cell table:formula="of:=[.P16]-[.O16]" office:value-type="float" office:value="384535781" calcext:value-type="float">
            <text:p>384535781</text:p>
          </table:table-cell>
          <table:table-cell table:number-columns-repeated="1007"/>
        </table:table-row>
        <table:table-row table:style-name="ro1">
          <table:table-cell office:value-type="float" office:value="31375296" calcext:value-type="float">
            <text:p>31375296</text:p>
          </table:table-cell>
          <table:table-cell office:value-type="float" office:value="2912497" calcext:value-type="float">
            <text:p>2912497</text:p>
          </table:table-cell>
          <table:table-cell table:formula="of:=[.B17]-[.A17]" office:value-type="float" office:value="-28462799" calcext:value-type="float">
            <text:p>-28462799</text:p>
          </table:table-cell>
          <table:table-cell table:number-columns-repeated="4"/>
          <table:table-cell office:value-type="float" office:value="3928208" calcext:value-type="float">
            <text:p>3928208</text:p>
          </table:table-cell>
          <table:table-cell office:value-type="float" office:value="8261200" calcext:value-type="float">
            <text:p>8261200</text:p>
          </table:table-cell>
          <table:table-cell table:formula="of:=[.I17]-[.H17]" office:value-type="float" office:value="4332992" calcext:value-type="float">
            <text:p>4332992</text:p>
          </table:table-cell>
          <table:table-cell table:number-columns-repeated="4"/>
          <table:table-cell office:value-type="float" office:value="1760256" calcext:value-type="float">
            <text:p>1760256</text:p>
          </table:table-cell>
          <table:table-cell office:value-type="float" office:value="263313165" calcext:value-type="float">
            <text:p>263313165</text:p>
          </table:table-cell>
          <table:table-cell table:formula="of:=[.P17]-[.O17]" office:value-type="float" office:value="261552909" calcext:value-type="float">
            <text:p>261552909</text:p>
          </table:table-cell>
          <table:table-cell table:number-columns-repeated="1007"/>
        </table:table-row>
        <table:table-row table:style-name="ro1">
          <table:table-cell office:value-type="float" office:value="62406733" calcext:value-type="float">
            <text:p>62406733</text:p>
          </table:table-cell>
          <table:table-cell office:value-type="float" office:value="2958118" calcext:value-type="float">
            <text:p>2958118</text:p>
          </table:table-cell>
          <table:table-cell table:formula="of:=[.B18]-[.A18]" office:value-type="float" office:value="-59448615" calcext:value-type="float">
            <text:p>-59448615</text:p>
          </table:table-cell>
          <table:table-cell table:number-columns-repeated="4"/>
          <table:table-cell office:value-type="float" office:value="4338264" calcext:value-type="float">
            <text:p>4338264</text:p>
          </table:table-cell>
          <table:table-cell office:value-type="float" office:value="9330208" calcext:value-type="float">
            <text:p>9330208</text:p>
          </table:table-cell>
          <table:table-cell table:formula="of:=[.I18]-[.H18]" office:value-type="float" office:value="4991944" calcext:value-type="float">
            <text:p>4991944</text:p>
          </table:table-cell>
          <table:table-cell table:number-columns-repeated="4"/>
          <table:table-cell office:value-type="float" office:value="1765281" calcext:value-type="float">
            <text:p>1765281</text:p>
          </table:table-cell>
          <table:table-cell office:value-type="float" office:value="181691292" calcext:value-type="float">
            <text:p>181691292</text:p>
          </table:table-cell>
          <table:table-cell table:formula="of:=[.P18]-[.O18]" office:value-type="float" office:value="179926011" calcext:value-type="float">
            <text:p>179926011</text:p>
          </table:table-cell>
          <table:table-cell table:number-columns-repeated="1007"/>
        </table:table-row>
        <table:table-row table:style-name="ro1">
          <table:table-cell office:value-type="float" office:value="79076131" calcext:value-type="float">
            <text:p>79076131</text:p>
          </table:table-cell>
          <table:table-cell office:value-type="float" office:value="2819002" calcext:value-type="float">
            <text:p>2819002</text:p>
          </table:table-cell>
          <table:table-cell table:formula="of:=[.B19]-[.A19]" office:value-type="float" office:value="-76257129" calcext:value-type="float">
            <text:p>-76257129</text:p>
          </table:table-cell>
          <table:table-cell table:number-columns-repeated="4"/>
          <table:table-cell office:value-type="float" office:value="4496656" calcext:value-type="float">
            <text:p>4496656</text:p>
          </table:table-cell>
          <table:table-cell office:value-type="float" office:value="8219056" calcext:value-type="float">
            <text:p>8219056</text:p>
          </table:table-cell>
          <table:table-cell table:formula="of:=[.I19]-[.H19]" office:value-type="float" office:value="3722400" calcext:value-type="float">
            <text:p>3722400</text:p>
          </table:table-cell>
          <table:table-cell table:number-columns-repeated="4"/>
          <table:table-cell office:value-type="float" office:value="1766421" calcext:value-type="float">
            <text:p>1766421</text:p>
          </table:table-cell>
          <table:table-cell office:value-type="float" office:value="182267217" calcext:value-type="float">
            <text:p>182267217</text:p>
          </table:table-cell>
          <table:table-cell table:formula="of:=[.P19]-[.O19]" office:value-type="float" office:value="180500796" calcext:value-type="float">
            <text:p>180500796</text:p>
          </table:table-cell>
          <table:table-cell table:number-columns-repeated="1007"/>
        </table:table-row>
        <table:table-row table:style-name="ro1">
          <table:table-cell office:value-type="float" office:value="59141023" calcext:value-type="float">
            <text:p>59141023</text:p>
          </table:table-cell>
          <table:table-cell office:value-type="float" office:value="5560007" calcext:value-type="float">
            <text:p>5560007</text:p>
          </table:table-cell>
          <table:table-cell table:formula="of:=[.B20]-[.A20]" office:value-type="float" office:value="-53581016" calcext:value-type="float">
            <text:p>-53581016</text:p>
          </table:table-cell>
          <table:table-cell table:number-columns-repeated="4"/>
          <table:table-cell office:value-type="float" office:value="4590464" calcext:value-type="float">
            <text:p>4590464</text:p>
          </table:table-cell>
          <table:table-cell office:value-type="float" office:value="8217280" calcext:value-type="float">
            <text:p>8217280</text:p>
          </table:table-cell>
          <table:table-cell table:formula="of:=[.I20]-[.H20]" office:value-type="float" office:value="3626816" calcext:value-type="float">
            <text:p>3626816</text:p>
          </table:table-cell>
          <table:table-cell table:number-columns-repeated="4"/>
          <table:table-cell office:value-type="float" office:value="1772127" calcext:value-type="float">
            <text:p>1772127</text:p>
          </table:table-cell>
          <table:table-cell office:value-type="float" office:value="292035166" calcext:value-type="float">
            <text:p>292035166</text:p>
          </table:table-cell>
          <table:table-cell table:formula="of:=[.P20]-[.O20]" office:value-type="float" office:value="290263039" calcext:value-type="float">
            <text:p>290263039</text:p>
          </table:table-cell>
          <table:table-cell table:number-columns-repeated="1007"/>
        </table:table-row>
        <table:table-row table:style-name="ro1">
          <table:table-cell office:value-type="float" office:value="26567298" calcext:value-type="float">
            <text:p>26567298</text:p>
          </table:table-cell>
          <table:table-cell office:value-type="float" office:value="5179498" calcext:value-type="float">
            <text:p>5179498</text:p>
          </table:table-cell>
          <table:table-cell table:formula="of:=[.B21]-[.A21]" office:value-type="float" office:value="-21387800" calcext:value-type="float">
            <text:p>-21387800</text:p>
          </table:table-cell>
          <table:table-cell table:number-columns-repeated="4"/>
          <table:table-cell office:value-type="float" office:value="4018640" calcext:value-type="float">
            <text:p>4018640</text:p>
          </table:table-cell>
          <table:table-cell office:value-type="float" office:value="8337008" calcext:value-type="float">
            <text:p>8337008</text:p>
          </table:table-cell>
          <table:table-cell table:formula="of:=[.I21]-[.H21]" office:value-type="float" office:value="4318368" calcext:value-type="float">
            <text:p>4318368</text:p>
          </table:table-cell>
          <table:table-cell table:number-columns-repeated="4"/>
          <table:table-cell office:value-type="float" office:value="1775052" calcext:value-type="float">
            <text:p>1775052</text:p>
          </table:table-cell>
          <table:table-cell office:value-type="float" office:value="387723517" calcext:value-type="float">
            <text:p>387723517</text:p>
          </table:table-cell>
          <table:table-cell table:formula="of:=[.P21]-[.O21]" office:value-type="float" office:value="385948465" calcext:value-type="float">
            <text:p>385948465</text:p>
          </table:table-cell>
          <table:table-cell table:number-columns-repeated="1007"/>
        </table:table-row>
        <table:table-row table:style-name="ro1">
          <table:table-cell office:value-type="float" office:value="29414846" calcext:value-type="float">
            <text:p>29414846</text:p>
          </table:table-cell>
          <table:table-cell office:value-type="float" office:value="4322518" calcext:value-type="float">
            <text:p>4322518</text:p>
          </table:table-cell>
          <table:table-cell table:formula="of:=[.B22]-[.A22]" office:value-type="float" office:value="-25092328" calcext:value-type="float">
            <text:p>-25092328</text:p>
          </table:table-cell>
          <table:table-cell table:number-columns-repeated="4"/>
          <table:table-cell office:value-type="float" office:value="5256488" calcext:value-type="float">
            <text:p>5256488</text:p>
          </table:table-cell>
          <table:table-cell office:value-type="float" office:value="8177160" calcext:value-type="float">
            <text:p>8177160</text:p>
          </table:table-cell>
          <table:table-cell table:formula="of:=[.I22]-[.H22]" office:value-type="float" office:value="2920672" calcext:value-type="float">
            <text:p>2920672</text:p>
          </table:table-cell>
          <table:table-cell table:number-columns-repeated="4"/>
          <table:table-cell office:value-type="float" office:value="1772616" calcext:value-type="float">
            <text:p>1772616</text:p>
          </table:table-cell>
          <table:table-cell office:value-type="float" office:value="386366723" calcext:value-type="float">
            <text:p>386366723</text:p>
          </table:table-cell>
          <table:table-cell table:formula="of:=[.P22]-[.O22]" office:value-type="float" office:value="384594107" calcext:value-type="float">
            <text:p>384594107</text:p>
          </table:table-cell>
          <table:table-cell table:number-columns-repeated="1007"/>
        </table:table-row>
        <table:table-row table:style-name="ro1">
          <table:table-cell office:value-type="float" office:value="25670310" calcext:value-type="float">
            <text:p>25670310</text:p>
          </table:table-cell>
          <table:table-cell office:value-type="float" office:value="6766477" calcext:value-type="float">
            <text:p>6766477</text:p>
          </table:table-cell>
          <table:table-cell table:formula="of:=[.B23]-[.A23]" office:value-type="float" office:value="-18903833" calcext:value-type="float">
            <text:p>-18903833</text:p>
          </table:table-cell>
          <table:table-cell table:number-columns-repeated="4"/>
          <table:table-cell office:value-type="float" office:value="4023528" calcext:value-type="float">
            <text:p>4023528</text:p>
          </table:table-cell>
          <table:table-cell office:value-type="float" office:value="8149456" calcext:value-type="float">
            <text:p>8149456</text:p>
          </table:table-cell>
          <table:table-cell table:formula="of:=[.I23]-[.H23]" office:value-type="float" office:value="4125928" calcext:value-type="float">
            <text:p>4125928</text:p>
          </table:table-cell>
          <table:table-cell table:number-columns-repeated="4"/>
          <table:table-cell office:value-type="float" office:value="1782447" calcext:value-type="float">
            <text:p>1782447</text:p>
          </table:table-cell>
          <table:table-cell office:value-type="float" office:value="386209935" calcext:value-type="float">
            <text:p>386209935</text:p>
          </table:table-cell>
          <table:table-cell table:formula="of:=[.P23]-[.O23]" office:value-type="float" office:value="384427488" calcext:value-type="float">
            <text:p>384427488</text:p>
          </table:table-cell>
          <table:table-cell table:number-columns-repeated="1007"/>
        </table:table-row>
        <table:table-row table:style-name="ro1">
          <table:table-cell office:value-type="float" office:value="29178560" calcext:value-type="float">
            <text:p>29178560</text:p>
          </table:table-cell>
          <table:table-cell office:value-type="float" office:value="16897580" calcext:value-type="float">
            <text:p>16897580</text:p>
          </table:table-cell>
          <table:table-cell table:formula="of:=[.B24]-[.A24]" office:value-type="float" office:value="-12280980" calcext:value-type="float">
            <text:p>-12280980</text:p>
          </table:table-cell>
          <table:table-cell table:number-columns-repeated="4"/>
          <table:table-cell office:value-type="float" office:value="4406992" calcext:value-type="float">
            <text:p>4406992</text:p>
          </table:table-cell>
          <table:table-cell office:value-type="float" office:value="8155392" calcext:value-type="float">
            <text:p>8155392</text:p>
          </table:table-cell>
          <table:table-cell table:formula="of:=[.I24]-[.H24]" office:value-type="float" office:value="3748400" calcext:value-type="float">
            <text:p>3748400</text:p>
          </table:table-cell>
          <table:table-cell table:number-columns-repeated="4"/>
          <table:table-cell office:value-type="float" office:value="1776324" calcext:value-type="float">
            <text:p>1776324</text:p>
          </table:table-cell>
          <table:table-cell office:value-type="float" office:value="218375312" calcext:value-type="float">
            <text:p>218375312</text:p>
          </table:table-cell>
          <table:table-cell table:formula="of:=[.P24]-[.O24]" office:value-type="float" office:value="216598988" calcext:value-type="float">
            <text:p>216598988</text:p>
          </table:table-cell>
          <table:table-cell table:number-columns-repeated="1007"/>
        </table:table-row>
        <table:table-row table:style-name="ro1">
          <table:table-cell office:value-type="float" office:value="50504469" calcext:value-type="float">
            <text:p>50504469</text:p>
          </table:table-cell>
          <table:table-cell office:value-type="float" office:value="10653079" calcext:value-type="float">
            <text:p>10653079</text:p>
          </table:table-cell>
          <table:table-cell table:formula="of:=[.B25]-[.A25]" office:value-type="float" office:value="-39851390" calcext:value-type="float">
            <text:p>-39851390</text:p>
          </table:table-cell>
          <table:table-cell table:number-columns-repeated="4"/>
          <table:table-cell office:value-type="float" office:value="4528864" calcext:value-type="float">
            <text:p>4528864</text:p>
          </table:table-cell>
          <table:table-cell office:value-type="float" office:value="8210392" calcext:value-type="float">
            <text:p>8210392</text:p>
          </table:table-cell>
          <table:table-cell table:formula="of:=[.I25]-[.H25]" office:value-type="float" office:value="3681528" calcext:value-type="float">
            <text:p>3681528</text:p>
          </table:table-cell>
          <table:table-cell table:number-columns-repeated="4"/>
          <table:table-cell office:value-type="float" office:value="1780533" calcext:value-type="float">
            <text:p>1780533</text:p>
          </table:table-cell>
          <table:table-cell office:value-type="float" office:value="181975101" calcext:value-type="float">
            <text:p>181975101</text:p>
          </table:table-cell>
          <table:table-cell table:formula="of:=[.P25]-[.O25]" office:value-type="float" office:value="180194568" calcext:value-type="float">
            <text:p>180194568</text:p>
          </table:table-cell>
          <table:table-cell table:number-columns-repeated="1007"/>
        </table:table-row>
        <table:table-row table:style-name="ro1">
          <table:table-cell office:value-type="float" office:value="27398692" calcext:value-type="float">
            <text:p>27398692</text:p>
          </table:table-cell>
          <table:table-cell office:value-type="float" office:value="3356872" calcext:value-type="float">
            <text:p>3356872</text:p>
          </table:table-cell>
          <table:table-cell table:formula="of:=[.B26]-[.A26]" office:value-type="float" office:value="-24041820" calcext:value-type="float">
            <text:p>-24041820</text:p>
          </table:table-cell>
          <table:table-cell table:number-columns-repeated="4"/>
          <table:table-cell office:value-type="float" office:value="3792368" calcext:value-type="float">
            <text:p>3792368</text:p>
          </table:table-cell>
          <table:table-cell office:value-type="float" office:value="8156320" calcext:value-type="float">
            <text:p>8156320</text:p>
          </table:table-cell>
          <table:table-cell table:formula="of:=[.I26]-[.H26]" office:value-type="float" office:value="4363952" calcext:value-type="float">
            <text:p>4363952</text:p>
          </table:table-cell>
          <table:table-cell table:number-columns-repeated="4"/>
          <table:table-cell office:value-type="float" office:value="1779375" calcext:value-type="float">
            <text:p>1779375</text:p>
          </table:table-cell>
          <table:table-cell office:value-type="float" office:value="181766823" calcext:value-type="float">
            <text:p>181766823</text:p>
          </table:table-cell>
          <table:table-cell table:formula="of:=[.P26]-[.O26]" office:value-type="float" office:value="179987448" calcext:value-type="float">
            <text:p>179987448</text:p>
          </table:table-cell>
          <table:table-cell table:number-columns-repeated="1007"/>
        </table:table-row>
        <table:table-row table:style-name="ro1">
          <table:table-cell office:value-type="float" office:value="26928127" calcext:value-type="float">
            <text:p>26928127</text:p>
          </table:table-cell>
          <table:table-cell office:value-type="float" office:value="2931622" calcext:value-type="float">
            <text:p>2931622</text:p>
          </table:table-cell>
          <table:table-cell table:formula="of:=[.B27]-[.A27]" office:value-type="float" office:value="-23996505" calcext:value-type="float">
            <text:p>-23996505</text:p>
          </table:table-cell>
          <table:table-cell table:number-columns-repeated="4"/>
          <table:table-cell office:value-type="float" office:value="3508192" calcext:value-type="float">
            <text:p>3508192</text:p>
          </table:table-cell>
          <table:table-cell office:value-type="float" office:value="8146432" calcext:value-type="float">
            <text:p>8146432</text:p>
          </table:table-cell>
          <table:table-cell table:formula="of:=[.I27]-[.H27]" office:value-type="float" office:value="4638240" calcext:value-type="float">
            <text:p>4638240</text:p>
          </table:table-cell>
          <table:table-cell table:number-columns-repeated="4"/>
          <table:table-cell office:value-type="float" office:value="1770066" calcext:value-type="float">
            <text:p>1770066</text:p>
          </table:table-cell>
          <table:table-cell office:value-type="float" office:value="181771461" calcext:value-type="float">
            <text:p>181771461</text:p>
          </table:table-cell>
          <table:table-cell table:formula="of:=[.P27]-[.O27]" office:value-type="float" office:value="180001395" calcext:value-type="float">
            <text:p>180001395</text:p>
          </table:table-cell>
          <table:table-cell table:number-columns-repeated="1007"/>
        </table:table-row>
        <table:table-row table:style-name="ro1">
          <table:table-cell office:value-type="float" office:value="39524814" calcext:value-type="float">
            <text:p>39524814</text:p>
          </table:table-cell>
          <table:table-cell office:value-type="float" office:value="2823711" calcext:value-type="float">
            <text:p>2823711</text:p>
          </table:table-cell>
          <table:table-cell table:formula="of:=[.B28]-[.A28]" office:value-type="float" office:value="-36701103" calcext:value-type="float">
            <text:p>-36701103</text:p>
          </table:table-cell>
          <table:table-cell table:number-columns-repeated="4"/>
          <table:table-cell office:value-type="float" office:value="3553376" calcext:value-type="float">
            <text:p>3553376</text:p>
          </table:table-cell>
          <table:table-cell office:value-type="float" office:value="8032064" calcext:value-type="float">
            <text:p>8032064</text:p>
          </table:table-cell>
          <table:table-cell table:formula="of:=[.I28]-[.H28]" office:value-type="float" office:value="4478688" calcext:value-type="float">
            <text:p>4478688</text:p>
          </table:table-cell>
          <table:table-cell table:number-columns-repeated="4"/>
          <table:table-cell office:value-type="float" office:value="1780509" calcext:value-type="float">
            <text:p>1780509</text:p>
          </table:table-cell>
          <table:table-cell office:value-type="float" office:value="181655550" calcext:value-type="float">
            <text:p>181655550</text:p>
          </table:table-cell>
          <table:table-cell table:formula="of:=[.P28]-[.O28]" office:value-type="float" office:value="179875041" calcext:value-type="float">
            <text:p>179875041</text:p>
          </table:table-cell>
          <table:table-cell table:number-columns-repeated="1007"/>
        </table:table-row>
        <table:table-row table:style-name="ro1">
          <table:table-cell office:value-type="float" office:value="35743556" calcext:value-type="float">
            <text:p>35743556</text:p>
          </table:table-cell>
          <table:table-cell office:value-type="float" office:value="2997502" calcext:value-type="float">
            <text:p>2997502</text:p>
          </table:table-cell>
          <table:table-cell table:formula="of:=[.B29]-[.A29]" office:value-type="float" office:value="-32746054" calcext:value-type="float">
            <text:p>-32746054</text:p>
          </table:table-cell>
          <table:table-cell table:number-columns-repeated="4"/>
          <table:table-cell office:value-type="float" office:value="3981088" calcext:value-type="float">
            <text:p>3981088</text:p>
          </table:table-cell>
          <table:table-cell office:value-type="float" office:value="8145952" calcext:value-type="float">
            <text:p>8145952</text:p>
          </table:table-cell>
          <table:table-cell table:formula="of:=[.I29]-[.H29]" office:value-type="float" office:value="4164864" calcext:value-type="float">
            <text:p>4164864</text:p>
          </table:table-cell>
          <table:table-cell table:number-columns-repeated="4"/>
          <table:table-cell office:value-type="float" office:value="1770540" calcext:value-type="float">
            <text:p>1770540</text:p>
          </table:table-cell>
          <table:table-cell office:value-type="float" office:value="188386296" calcext:value-type="float">
            <text:p>188386296</text:p>
          </table:table-cell>
          <table:table-cell table:formula="of:=[.P29]-[.O29]" office:value-type="float" office:value="186615756" calcext:value-type="float">
            <text:p>186615756</text:p>
          </table:table-cell>
          <table:table-cell table:number-columns-repeated="1007"/>
        </table:table-row>
        <table:table-row table:style-name="ro1">
          <table:table-cell office:value-type="float" office:value="31687144" calcext:value-type="float">
            <text:p>31687144</text:p>
          </table:table-cell>
          <table:table-cell office:value-type="float" office:value="2967454" calcext:value-type="float">
            <text:p>2967454</text:p>
          </table:table-cell>
          <table:table-cell table:formula="of:=[.B30]-[.A30]" office:value-type="float" office:value="-28719690" calcext:value-type="float">
            <text:p>-28719690</text:p>
          </table:table-cell>
          <table:table-cell table:number-columns-repeated="4"/>
          <table:table-cell office:value-type="float" office:value="3434720" calcext:value-type="float">
            <text:p>3434720</text:p>
          </table:table-cell>
          <table:table-cell office:value-type="float" office:value="8144224" calcext:value-type="float">
            <text:p>8144224</text:p>
          </table:table-cell>
          <table:table-cell table:formula="of:=[.I30]-[.H30]" office:value-type="float" office:value="4709504" calcext:value-type="float">
            <text:p>4709504</text:p>
          </table:table-cell>
          <table:table-cell table:number-columns-repeated="4"/>
          <table:table-cell office:value-type="float" office:value="1792212" calcext:value-type="float">
            <text:p>1792212</text:p>
          </table:table-cell>
          <table:table-cell office:value-type="float" office:value="203169627" calcext:value-type="float">
            <text:p>203169627</text:p>
          </table:table-cell>
          <table:table-cell table:formula="of:=[.P30]-[.O30]" office:value-type="float" office:value="201377415" calcext:value-type="float">
            <text:p>201377415</text:p>
          </table:table-cell>
          <table:table-cell table:number-columns-repeated="1007"/>
        </table:table-row>
        <table:table-row table:style-name="ro1">
          <table:table-cell office:value-type="float" office:value="19630275" calcext:value-type="float">
            <text:p>19630275</text:p>
          </table:table-cell>
          <table:table-cell office:value-type="float" office:value="2959327" calcext:value-type="float">
            <text:p>2959327</text:p>
          </table:table-cell>
          <table:table-cell table:formula="of:=[.B31]-[.A31]" office:value-type="float" office:value="-16670948" calcext:value-type="float">
            <text:p>-16670948</text:p>
          </table:table-cell>
          <table:table-cell table:number-columns-repeated="4"/>
          <table:table-cell office:value-type="float" office:value="3548144" calcext:value-type="float">
            <text:p>3548144</text:p>
          </table:table-cell>
          <table:table-cell office:value-type="float" office:value="8161904" calcext:value-type="float">
            <text:p>8161904</text:p>
          </table:table-cell>
          <table:table-cell table:formula="of:=[.I31]-[.H31]" office:value-type="float" office:value="4613760" calcext:value-type="float">
            <text:p>4613760</text:p>
          </table:table-cell>
          <table:table-cell table:number-columns-repeated="4"/>
          <table:table-cell office:value-type="float" office:value="1764900" calcext:value-type="float">
            <text:p>1764900</text:p>
          </table:table-cell>
          <table:table-cell office:value-type="float" office:value="182298453" calcext:value-type="float">
            <text:p>182298453</text:p>
          </table:table-cell>
          <table:table-cell table:formula="of:=[.P31]-[.O31]" office:value-type="float" office:value="180533553" calcext:value-type="float">
            <text:p>180533553</text:p>
          </table:table-cell>
          <table:table-cell table:number-columns-repeated="1007"/>
        </table:table-row>
        <table:table-row table:style-name="ro1">
          <table:table-cell office:value-type="float" office:value="25774889" calcext:value-type="float">
            <text:p>25774889</text:p>
          </table:table-cell>
          <table:table-cell office:value-type="float" office:value="3215222" calcext:value-type="float">
            <text:p>3215222</text:p>
          </table:table-cell>
          <table:table-cell table:formula="of:=[.B32]-[.A32]" office:value-type="float" office:value="-22559667" calcext:value-type="float">
            <text:p>-22559667</text:p>
          </table:table-cell>
          <table:table-cell table:number-columns-repeated="4"/>
          <table:table-cell office:value-type="float" office:value="3421896" calcext:value-type="float">
            <text:p>3421896</text:p>
          </table:table-cell>
          <table:table-cell office:value-type="float" office:value="8150760" calcext:value-type="float">
            <text:p>8150760</text:p>
          </table:table-cell>
          <table:table-cell table:formula="of:=[.I32]-[.H32]" office:value-type="float" office:value="4728864" calcext:value-type="float">
            <text:p>4728864</text:p>
          </table:table-cell>
          <table:table-cell table:number-columns-repeated="4"/>
          <table:table-cell office:value-type="float" office:value="1767885" calcext:value-type="float">
            <text:p>1767885</text:p>
          </table:table-cell>
          <table:table-cell office:value-type="float" office:value="181787601" calcext:value-type="float">
            <text:p>181787601</text:p>
          </table:table-cell>
          <table:table-cell table:formula="of:=[.P32]-[.O32]" office:value-type="float" office:value="180019716" calcext:value-type="float">
            <text:p>180019716</text:p>
          </table:table-cell>
          <table:table-cell table:number-columns-repeated="1007"/>
        </table:table-row>
        <table:table-row table:style-name="ro1">
          <table:table-cell office:value-type="float" office:value="18274491" calcext:value-type="float">
            <text:p>18274491</text:p>
          </table:table-cell>
          <table:table-cell office:value-type="float" office:value="2877066" calcext:value-type="float">
            <text:p>2877066</text:p>
          </table:table-cell>
          <table:table-cell table:formula="of:=[.B33]-[.A33]" office:value-type="float" office:value="-15397425" calcext:value-type="float">
            <text:p>-15397425</text:p>
          </table:table-cell>
          <table:table-cell table:number-columns-repeated="4"/>
          <table:table-cell office:value-type="float" office:value="3430024" calcext:value-type="float">
            <text:p>3430024</text:p>
          </table:table-cell>
          <table:table-cell office:value-type="float" office:value="9027344" calcext:value-type="float">
            <text:p>9027344</text:p>
          </table:table-cell>
          <table:table-cell table:formula="of:=[.I33]-[.H33]" office:value-type="float" office:value="5597320" calcext:value-type="float">
            <text:p>5597320</text:p>
          </table:table-cell>
          <table:table-cell table:number-columns-repeated="4"/>
          <table:table-cell office:value-type="float" office:value="1791948" calcext:value-type="float">
            <text:p>1791948</text:p>
          </table:table-cell>
          <table:table-cell office:value-type="float" office:value="181775268" calcext:value-type="float">
            <text:p>181775268</text:p>
          </table:table-cell>
          <table:table-cell table:formula="of:=[.P33]-[.O33]" office:value-type="float" office:value="179983320" calcext:value-type="float">
            <text:p>179983320</text:p>
          </table:table-cell>
          <table:table-cell table:number-columns-repeated="1007"/>
        </table:table-row>
        <table:table-row table:style-name="ro1">
          <table:table-cell office:value-type="float" office:value="20579959" calcext:value-type="float">
            <text:p>20579959</text:p>
          </table:table-cell>
          <table:table-cell office:value-type="float" office:value="2956490" calcext:value-type="float">
            <text:p>2956490</text:p>
          </table:table-cell>
          <table:table-cell table:formula="of:=[.B34]-[.A34]" office:value-type="float" office:value="-17623469" calcext:value-type="float">
            <text:p>-17623469</text:p>
          </table:table-cell>
          <table:table-cell table:number-columns-repeated="4"/>
          <table:table-cell office:value-type="float" office:value="4023512" calcext:value-type="float">
            <text:p>4023512</text:p>
          </table:table-cell>
          <table:table-cell office:value-type="float" office:value="8290824" calcext:value-type="float">
            <text:p>8290824</text:p>
          </table:table-cell>
          <table:table-cell table:formula="of:=[.I34]-[.H34]" office:value-type="float" office:value="4267312" calcext:value-type="float">
            <text:p>4267312</text:p>
          </table:table-cell>
          <table:table-cell table:number-columns-repeated="4"/>
          <table:table-cell office:value-type="float" office:value="1780218" calcext:value-type="float">
            <text:p>1780218</text:p>
          </table:table-cell>
          <table:table-cell office:value-type="float" office:value="182691237" calcext:value-type="float">
            <text:p>182691237</text:p>
          </table:table-cell>
          <table:table-cell table:formula="of:=[.P34]-[.O34]" office:value-type="float" office:value="180911019" calcext:value-type="float">
            <text:p>180911019</text:p>
          </table:table-cell>
          <table:table-cell table:number-columns-repeated="1007"/>
        </table:table-row>
        <table:table-row table:style-name="ro1">
          <table:table-cell office:value-type="float" office:value="45405236" calcext:value-type="float">
            <text:p>45405236</text:p>
          </table:table-cell>
          <table:table-cell office:value-type="float" office:value="3095413" calcext:value-type="float">
            <text:p>3095413</text:p>
          </table:table-cell>
          <table:table-cell table:formula="of:=[.B35]-[.A35]" office:value-type="float" office:value="-42309823" calcext:value-type="float">
            <text:p>-42309823</text:p>
          </table:table-cell>
          <table:table-cell table:number-columns-repeated="4"/>
          <table:table-cell office:value-type="float" office:value="3426320" calcext:value-type="float">
            <text:p>3426320</text:p>
          </table:table-cell>
          <table:table-cell office:value-type="float" office:value="8116952" calcext:value-type="float">
            <text:p>8116952</text:p>
          </table:table-cell>
          <table:table-cell table:formula="of:=[.I35]-[.H35]" office:value-type="float" office:value="4690632" calcext:value-type="float">
            <text:p>4690632</text:p>
          </table:table-cell>
          <table:table-cell table:number-columns-repeated="4"/>
          <table:table-cell office:value-type="float" office:value="1776171" calcext:value-type="float">
            <text:p>1776171</text:p>
          </table:table-cell>
          <table:table-cell office:value-type="float" office:value="181801224" calcext:value-type="float">
            <text:p>181801224</text:p>
          </table:table-cell>
          <table:table-cell table:formula="of:=[.P35]-[.O35]" office:value-type="float" office:value="180025053" calcext:value-type="float">
            <text:p>180025053</text:p>
          </table:table-cell>
          <table:table-cell table:number-columns-repeated="1007"/>
        </table:table-row>
        <table:table-row table:style-name="ro1">
          <table:table-cell office:value-type="float" office:value="23392441" calcext:value-type="float">
            <text:p>23392441</text:p>
          </table:table-cell>
          <table:table-cell office:value-type="float" office:value="2807980" calcext:value-type="float">
            <text:p>2807980</text:p>
          </table:table-cell>
          <table:table-cell table:formula="of:=[.B36]-[.A36]" office:value-type="float" office:value="-20584461" calcext:value-type="float">
            <text:p>-20584461</text:p>
          </table:table-cell>
          <table:table-cell table:number-columns-repeated="4"/>
          <table:table-cell office:value-type="float" office:value="3418024" calcext:value-type="float">
            <text:p>3418024</text:p>
          </table:table-cell>
          <table:table-cell office:value-type="float" office:value="8093232" calcext:value-type="float">
            <text:p>8093232</text:p>
          </table:table-cell>
          <table:table-cell table:formula="of:=[.I36]-[.H36]" office:value-type="float" office:value="4675208" calcext:value-type="float">
            <text:p>4675208</text:p>
          </table:table-cell>
          <table:table-cell table:number-columns-repeated="4"/>
          <table:table-cell office:value-type="float" office:value="1779975" calcext:value-type="float">
            <text:p>1779975</text:p>
          </table:table-cell>
          <table:table-cell office:value-type="float" office:value="181770420" calcext:value-type="float">
            <text:p>181770420</text:p>
          </table:table-cell>
          <table:table-cell table:formula="of:=[.P36]-[.O36]" office:value-type="float" office:value="179990445" calcext:value-type="float">
            <text:p>179990445</text:p>
          </table:table-cell>
          <table:table-cell table:number-columns-repeated="1007"/>
        </table:table-row>
        <table:table-row table:style-name="ro1">
          <table:table-cell office:value-type="float" office:value="15089073" calcext:value-type="float">
            <text:p>15089073</text:p>
          </table:table-cell>
          <table:table-cell office:value-type="float" office:value="2827910" calcext:value-type="float">
            <text:p>2827910</text:p>
          </table:table-cell>
          <table:table-cell table:formula="of:=[.B37]-[.A37]" office:value-type="float" office:value="-12261163" calcext:value-type="float">
            <text:p>-12261163</text:p>
          </table:table-cell>
          <table:table-cell table:number-columns-repeated="4"/>
          <table:table-cell office:value-type="float" office:value="3503240" calcext:value-type="float">
            <text:p>3503240</text:p>
          </table:table-cell>
          <table:table-cell office:value-type="float" office:value="8185640" calcext:value-type="float">
            <text:p>8185640</text:p>
          </table:table-cell>
          <table:table-cell table:formula="of:=[.I37]-[.H37]" office:value-type="float" office:value="4682400" calcext:value-type="float">
            <text:p>4682400</text:p>
          </table:table-cell>
          <table:table-cell table:number-columns-repeated="4"/>
          <table:table-cell office:value-type="float" office:value="1772625" calcext:value-type="float">
            <text:p>1772625</text:p>
          </table:table-cell>
          <table:table-cell office:value-type="float" office:value="181732944" calcext:value-type="float">
            <text:p>181732944</text:p>
          </table:table-cell>
          <table:table-cell table:formula="of:=[.P37]-[.O37]" office:value-type="float" office:value="179960319" calcext:value-type="float">
            <text:p>179960319</text:p>
          </table:table-cell>
          <table:table-cell table:number-columns-repeated="1007"/>
        </table:table-row>
        <table:table-row table:style-name="ro1">
          <table:table-cell office:value-type="float" office:value="31269946" calcext:value-type="float">
            <text:p>31269946</text:p>
          </table:table-cell>
          <table:table-cell office:value-type="float" office:value="2915762" calcext:value-type="float">
            <text:p>2915762</text:p>
          </table:table-cell>
          <table:table-cell table:formula="of:=[.B38]-[.A38]" office:value-type="float" office:value="-28354184" calcext:value-type="float">
            <text:p>-28354184</text:p>
          </table:table-cell>
          <table:table-cell table:number-columns-repeated="4"/>
          <table:table-cell office:value-type="float" office:value="3417504" calcext:value-type="float">
            <text:p>3417504</text:p>
          </table:table-cell>
          <table:table-cell office:value-type="float" office:value="8170072" calcext:value-type="float">
            <text:p>8170072</text:p>
          </table:table-cell>
          <table:table-cell table:formula="of:=[.I38]-[.H38]" office:value-type="float" office:value="4752568" calcext:value-type="float">
            <text:p>4752568</text:p>
          </table:table-cell>
          <table:table-cell table:number-columns-repeated="4"/>
          <table:table-cell office:value-type="float" office:value="1775835" calcext:value-type="float">
            <text:p>1775835</text:p>
          </table:table-cell>
          <table:table-cell office:value-type="float" office:value="181797012" calcext:value-type="float">
            <text:p>181797012</text:p>
          </table:table-cell>
          <table:table-cell table:formula="of:=[.P38]-[.O38]" office:value-type="float" office:value="180021177" calcext:value-type="float">
            <text:p>180021177</text:p>
          </table:table-cell>
          <table:table-cell table:number-columns-repeated="1007"/>
        </table:table-row>
        <table:table-row table:style-name="ro1">
          <table:table-cell office:value-type="float" office:value="54564461" calcext:value-type="float">
            <text:p>54564461</text:p>
          </table:table-cell>
          <table:table-cell office:value-type="float" office:value="3010402" calcext:value-type="float">
            <text:p>3010402</text:p>
          </table:table-cell>
          <table:table-cell table:formula="of:=[.B39]-[.A39]" office:value-type="float" office:value="-51554059" calcext:value-type="float">
            <text:p>-51554059</text:p>
          </table:table-cell>
          <table:table-cell table:number-columns-repeated="4"/>
          <table:table-cell office:value-type="float" office:value="3415944" calcext:value-type="float">
            <text:p>3415944</text:p>
          </table:table-cell>
          <table:table-cell office:value-type="float" office:value="8556168" calcext:value-type="float">
            <text:p>8556168</text:p>
          </table:table-cell>
          <table:table-cell table:formula="of:=[.I39]-[.H39]" office:value-type="float" office:value="5140224" calcext:value-type="float">
            <text:p>5140224</text:p>
          </table:table-cell>
          <table:table-cell table:number-columns-repeated="4"/>
          <table:table-cell office:value-type="float" office:value="1777449" calcext:value-type="float">
            <text:p>1777449</text:p>
          </table:table-cell>
          <table:table-cell office:value-type="float" office:value="181678335" calcext:value-type="float">
            <text:p>181678335</text:p>
          </table:table-cell>
          <table:table-cell table:formula="of:=[.P39]-[.O39]" office:value-type="float" office:value="179900886" calcext:value-type="float">
            <text:p>179900886</text:p>
          </table:table-cell>
          <table:table-cell table:number-columns-repeated="1007"/>
        </table:table-row>
        <table:table-row table:style-name="ro1">
          <table:table-cell office:value-type="float" office:value="46264132" calcext:value-type="float">
            <text:p>46264132</text:p>
          </table:table-cell>
          <table:table-cell office:value-type="float" office:value="3019388" calcext:value-type="float">
            <text:p>3019388</text:p>
          </table:table-cell>
          <table:table-cell table:formula="of:=[.B40]-[.A40]" office:value-type="float" office:value="-43244744" calcext:value-type="float">
            <text:p>-43244744</text:p>
          </table:table-cell>
          <table:table-cell table:number-columns-repeated="4"/>
          <table:table-cell office:value-type="float" office:value="3481672" calcext:value-type="float">
            <text:p>3481672</text:p>
          </table:table-cell>
          <table:table-cell office:value-type="float" office:value="8277576" calcext:value-type="float">
            <text:p>8277576</text:p>
          </table:table-cell>
          <table:table-cell table:formula="of:=[.I40]-[.H40]" office:value-type="float" office:value="4795904" calcext:value-type="float">
            <text:p>4795904</text:p>
          </table:table-cell>
          <table:table-cell table:number-columns-repeated="4"/>
          <table:table-cell office:value-type="float" office:value="1782501" calcext:value-type="float">
            <text:p>1782501</text:p>
          </table:table-cell>
          <table:table-cell office:value-type="float" office:value="182662011" calcext:value-type="float">
            <text:p>182662011</text:p>
          </table:table-cell>
          <table:table-cell table:formula="of:=[.P40]-[.O40]" office:value-type="float" office:value="180879510" calcext:value-type="float">
            <text:p>180879510</text:p>
          </table:table-cell>
          <table:table-cell table:number-columns-repeated="1007"/>
        </table:table-row>
        <table:table-row table:style-name="ro1">
          <table:table-cell office:value-type="float" office:value="26102171" calcext:value-type="float">
            <text:p>26102171</text:p>
          </table:table-cell>
          <table:table-cell office:value-type="float" office:value="2953476" calcext:value-type="float">
            <text:p>2953476</text:p>
          </table:table-cell>
          <table:table-cell table:formula="of:=[.B41]-[.A41]" office:value-type="float" office:value="-23148695" calcext:value-type="float">
            <text:p>-23148695</text:p>
          </table:table-cell>
          <table:table-cell table:number-columns-repeated="4"/>
          <table:table-cell office:value-type="float" office:value="3480064" calcext:value-type="float">
            <text:p>3480064</text:p>
          </table:table-cell>
          <table:table-cell office:value-type="float" office:value="8507632" calcext:value-type="float">
            <text:p>8507632</text:p>
          </table:table-cell>
          <table:table-cell table:formula="of:=[.I41]-[.H41]" office:value-type="float" office:value="5027568" calcext:value-type="float">
            <text:p>5027568</text:p>
          </table:table-cell>
          <table:table-cell table:number-columns-repeated="4"/>
          <table:table-cell office:value-type="float" office:value="1764741" calcext:value-type="float">
            <text:p>1764741</text:p>
          </table:table-cell>
          <table:table-cell office:value-type="float" office:value="181797177" calcext:value-type="float">
            <text:p>181797177</text:p>
          </table:table-cell>
          <table:table-cell table:formula="of:=[.P41]-[.O41]" office:value-type="float" office:value="180032436" calcext:value-type="float">
            <text:p>180032436</text:p>
          </table:table-cell>
          <table:table-cell table:number-columns-repeated="1007"/>
        </table:table-row>
        <table:table-row table:style-name="ro1">
          <table:table-cell office:value-type="float" office:value="24501998" calcext:value-type="float">
            <text:p>24501998</text:p>
          </table:table-cell>
          <table:table-cell office:value-type="float" office:value="2799687" calcext:value-type="float">
            <text:p>2799687</text:p>
          </table:table-cell>
          <table:table-cell table:formula="of:=[.B42]-[.A42]" office:value-type="float" office:value="-21702311" calcext:value-type="float">
            <text:p>-21702311</text:p>
          </table:table-cell>
          <table:table-cell table:number-columns-repeated="4"/>
          <table:table-cell office:value-type="float" office:value="3497664" calcext:value-type="float">
            <text:p>3497664</text:p>
          </table:table-cell>
          <table:table-cell office:value-type="float" office:value="8274088" calcext:value-type="float">
            <text:p>8274088</text:p>
          </table:table-cell>
          <table:table-cell table:formula="of:=[.I42]-[.H42]" office:value-type="float" office:value="4776424" calcext:value-type="float">
            <text:p>4776424</text:p>
          </table:table-cell>
          <table:table-cell table:number-columns-repeated="4"/>
          <table:table-cell office:value-type="float" office:value="1770891" calcext:value-type="float">
            <text:p>1770891</text:p>
          </table:table-cell>
          <table:table-cell office:value-type="float" office:value="181869903" calcext:value-type="float">
            <text:p>181869903</text:p>
          </table:table-cell>
          <table:table-cell table:formula="of:=[.P42]-[.O42]" office:value-type="float" office:value="180099012" calcext:value-type="float">
            <text:p>180099012</text:p>
          </table:table-cell>
          <table:table-cell table:number-columns-repeated="1007"/>
        </table:table-row>
        <table:table-row table:style-name="ro1">
          <table:table-cell office:value-type="float" office:value="23693142" calcext:value-type="float">
            <text:p>23693142</text:p>
          </table:table-cell>
          <table:table-cell office:value-type="float" office:value="3110970" calcext:value-type="float">
            <text:p>3110970</text:p>
          </table:table-cell>
          <table:table-cell table:formula="of:=[.B43]-[.A43]" office:value-type="float" office:value="-20582172" calcext:value-type="float">
            <text:p>-20582172</text:p>
          </table:table-cell>
          <table:table-cell table:number-columns-repeated="4"/>
          <table:table-cell office:value-type="float" office:value="3427656" calcext:value-type="float">
            <text:p>3427656</text:p>
          </table:table-cell>
          <table:table-cell office:value-type="float" office:value="8037288" calcext:value-type="float">
            <text:p>8037288</text:p>
          </table:table-cell>
          <table:table-cell table:formula="of:=[.I43]-[.H43]" office:value-type="float" office:value="4609632" calcext:value-type="float">
            <text:p>4609632</text:p>
          </table:table-cell>
          <table:table-cell table:number-columns-repeated="4"/>
          <table:table-cell office:value-type="float" office:value="1798998" calcext:value-type="float">
            <text:p>1798998</text:p>
          </table:table-cell>
          <table:table-cell office:value-type="float" office:value="181782270" calcext:value-type="float">
            <text:p>181782270</text:p>
          </table:table-cell>
          <table:table-cell table:formula="of:=[.P43]-[.O43]" office:value-type="float" office:value="179983272" calcext:value-type="float">
            <text:p>179983272</text:p>
          </table:table-cell>
          <table:table-cell table:number-columns-repeated="1007"/>
        </table:table-row>
        <table:table-row table:style-name="ro1">
          <table:table-cell office:value-type="float" office:value="55517071" calcext:value-type="float">
            <text:p>55517071</text:p>
          </table:table-cell>
          <table:table-cell office:value-type="float" office:value="3037057" calcext:value-type="float">
            <text:p>3037057</text:p>
          </table:table-cell>
          <table:table-cell table:formula="of:=[.B44]-[.A44]" office:value-type="float" office:value="-52480014" calcext:value-type="float">
            <text:p>-52480014</text:p>
          </table:table-cell>
          <table:table-cell table:number-columns-repeated="4"/>
          <table:table-cell office:value-type="float" office:value="3453152" calcext:value-type="float">
            <text:p>3453152</text:p>
          </table:table-cell>
          <table:table-cell office:value-type="float" office:value="8205968" calcext:value-type="float">
            <text:p>8205968</text:p>
          </table:table-cell>
          <table:table-cell table:formula="of:=[.I44]-[.H44]" office:value-type="float" office:value="4752816" calcext:value-type="float">
            <text:p>4752816</text:p>
          </table:table-cell>
          <table:table-cell table:number-columns-repeated="4"/>
          <table:table-cell office:value-type="float" office:value="1769193" calcext:value-type="float">
            <text:p>1769193</text:p>
          </table:table-cell>
          <table:table-cell office:value-type="float" office:value="181722894" calcext:value-type="float">
            <text:p>181722894</text:p>
          </table:table-cell>
          <table:table-cell table:formula="of:=[.P44]-[.O44]" office:value-type="float" office:value="179953701" calcext:value-type="float">
            <text:p>179953701</text:p>
          </table:table-cell>
          <table:table-cell table:number-columns-repeated="1007"/>
        </table:table-row>
        <table:table-row table:style-name="ro1">
          <table:table-cell office:value-type="float" office:value="29276503" calcext:value-type="float">
            <text:p>29276503</text:p>
          </table:table-cell>
          <table:table-cell office:value-type="float" office:value="2948602" calcext:value-type="float">
            <text:p>2948602</text:p>
          </table:table-cell>
          <table:table-cell table:formula="of:=[.B45]-[.A45]" office:value-type="float" office:value="-26327901" calcext:value-type="float">
            <text:p>-26327901</text:p>
          </table:table-cell>
          <table:table-cell table:number-columns-repeated="4"/>
          <table:table-cell office:value-type="float" office:value="3487880" calcext:value-type="float">
            <text:p>3487880</text:p>
          </table:table-cell>
          <table:table-cell office:value-type="float" office:value="8135824" calcext:value-type="float">
            <text:p>8135824</text:p>
          </table:table-cell>
          <table:table-cell table:formula="of:=[.I45]-[.H45]" office:value-type="float" office:value="4647944" calcext:value-type="float">
            <text:p>4647944</text:p>
          </table:table-cell>
          <table:table-cell table:number-columns-repeated="4"/>
          <table:table-cell office:value-type="float" office:value="1775586" calcext:value-type="float">
            <text:p>1775586</text:p>
          </table:table-cell>
          <table:table-cell office:value-type="float" office:value="182690952" calcext:value-type="float">
            <text:p>182690952</text:p>
          </table:table-cell>
          <table:table-cell table:formula="of:=[.P45]-[.O45]" office:value-type="float" office:value="180915366" calcext:value-type="float">
            <text:p>180915366</text:p>
          </table:table-cell>
          <table:table-cell table:number-columns-repeated="1007"/>
        </table:table-row>
        <table:table-row table:style-name="ro1">
          <table:table-cell office:value-type="float" office:value="34241304" calcext:value-type="float">
            <text:p>34241304</text:p>
          </table:table-cell>
          <table:table-cell office:value-type="float" office:value="2939415" calcext:value-type="float">
            <text:p>2939415</text:p>
          </table:table-cell>
          <table:table-cell table:formula="of:=[.B46]-[.A46]" office:value-type="float" office:value="-31301889" calcext:value-type="float">
            <text:p>-31301889</text:p>
          </table:table-cell>
          <table:table-cell table:number-columns-repeated="4"/>
          <table:table-cell office:value-type="float" office:value="3426344" calcext:value-type="float">
            <text:p>3426344</text:p>
          </table:table-cell>
          <table:table-cell office:value-type="float" office:value="8159200" calcext:value-type="float">
            <text:p>8159200</text:p>
          </table:table-cell>
          <table:table-cell table:formula="of:=[.I46]-[.H46]" office:value-type="float" office:value="4732856" calcext:value-type="float">
            <text:p>4732856</text:p>
          </table:table-cell>
          <table:table-cell table:number-columns-repeated="4"/>
          <table:table-cell office:value-type="float" office:value="1768359" calcext:value-type="float">
            <text:p>1768359</text:p>
          </table:table-cell>
          <table:table-cell office:value-type="float" office:value="181680444" calcext:value-type="float">
            <text:p>181680444</text:p>
          </table:table-cell>
          <table:table-cell table:formula="of:=[.P46]-[.O46]" office:value-type="float" office:value="179912085" calcext:value-type="float">
            <text:p>179912085</text:p>
          </table:table-cell>
          <table:table-cell table:number-columns-repeated="1007"/>
        </table:table-row>
        <table:table-row table:style-name="ro1">
          <table:table-cell office:value-type="float" office:value="39279488" calcext:value-type="float">
            <text:p>39279488</text:p>
          </table:table-cell>
          <table:table-cell office:value-type="float" office:value="3042780" calcext:value-type="float">
            <text:p>3042780</text:p>
          </table:table-cell>
          <table:table-cell table:formula="of:=[.B47]-[.A47]" office:value-type="float" office:value="-36236708" calcext:value-type="float">
            <text:p>-36236708</text:p>
          </table:table-cell>
          <table:table-cell table:number-columns-repeated="4"/>
          <table:table-cell office:value-type="float" office:value="3425560" calcext:value-type="float">
            <text:p>3425560</text:p>
          </table:table-cell>
          <table:table-cell office:value-type="float" office:value="8146576" calcext:value-type="float">
            <text:p>8146576</text:p>
          </table:table-cell>
          <table:table-cell table:formula="of:=[.I47]-[.H47]" office:value-type="float" office:value="4721016" calcext:value-type="float">
            <text:p>4721016</text:p>
          </table:table-cell>
          <table:table-cell table:number-columns-repeated="4"/>
          <table:table-cell office:value-type="float" office:value="1770312" calcext:value-type="float">
            <text:p>1770312</text:p>
          </table:table-cell>
          <table:table-cell office:value-type="float" office:value="189936771" calcext:value-type="float">
            <text:p>189936771</text:p>
          </table:table-cell>
          <table:table-cell table:formula="of:=[.P47]-[.O47]" office:value-type="float" office:value="188166459" calcext:value-type="float">
            <text:p>188166459</text:p>
          </table:table-cell>
          <table:table-cell table:number-columns-repeated="1007"/>
        </table:table-row>
        <table:table-row table:style-name="ro1">
          <table:table-cell office:value-type="float" office:value="18369244" calcext:value-type="float">
            <text:p>18369244</text:p>
          </table:table-cell>
          <table:table-cell office:value-type="float" office:value="4788877" calcext:value-type="float">
            <text:p>4788877</text:p>
          </table:table-cell>
          <table:table-cell table:formula="of:=[.B48]-[.A48]" office:value-type="float" office:value="-13580367" calcext:value-type="float">
            <text:p>-13580367</text:p>
          </table:table-cell>
          <table:table-cell table:number-columns-repeated="4"/>
          <table:table-cell office:value-type="float" office:value="3471480" calcext:value-type="float">
            <text:p>3471480</text:p>
          </table:table-cell>
          <table:table-cell office:value-type="float" office:value="8420272" calcext:value-type="float">
            <text:p>8420272</text:p>
          </table:table-cell>
          <table:table-cell table:formula="of:=[.I48]-[.H48]" office:value-type="float" office:value="4948792" calcext:value-type="float">
            <text:p>4948792</text:p>
          </table:table-cell>
          <table:table-cell table:number-columns-repeated="4"/>
          <table:table-cell office:value-type="float" office:value="1789194" calcext:value-type="float">
            <text:p>1789194</text:p>
          </table:table-cell>
          <table:table-cell office:value-type="float" office:value="182141622" calcext:value-type="float">
            <text:p>182141622</text:p>
          </table:table-cell>
          <table:table-cell table:formula="of:=[.P48]-[.O48]" office:value-type="float" office:value="180352428" calcext:value-type="float">
            <text:p>180352428</text:p>
          </table:table-cell>
          <table:table-cell table:number-columns-repeated="1007"/>
        </table:table-row>
        <table:table-row table:style-name="ro1">
          <table:table-cell office:value-type="float" office:value="26498411" calcext:value-type="float">
            <text:p>26498411</text:p>
          </table:table-cell>
          <table:table-cell office:value-type="float" office:value="5832142" calcext:value-type="float">
            <text:p>5832142</text:p>
          </table:table-cell>
          <table:table-cell table:formula="of:=[.B49]-[.A49]" office:value-type="float" office:value="-20666269" calcext:value-type="float">
            <text:p>-20666269</text:p>
          </table:table-cell>
          <table:table-cell table:number-columns-repeated="4"/>
          <table:table-cell office:value-type="float" office:value="3426200" calcext:value-type="float">
            <text:p>3426200</text:p>
          </table:table-cell>
          <table:table-cell office:value-type="float" office:value="8508008" calcext:value-type="float">
            <text:p>8508008</text:p>
          </table:table-cell>
          <table:table-cell table:formula="of:=[.I49]-[.H49]" office:value-type="float" office:value="5081808" calcext:value-type="float">
            <text:p>5081808</text:p>
          </table:table-cell>
          <table:table-cell table:number-columns-repeated="4"/>
          <table:table-cell office:value-type="float" office:value="1768380" calcext:value-type="float">
            <text:p>1768380</text:p>
          </table:table-cell>
          <table:table-cell office:value-type="float" office:value="181906542" calcext:value-type="float">
            <text:p>181906542</text:p>
          </table:table-cell>
          <table:table-cell table:formula="of:=[.P49]-[.O49]" office:value-type="float" office:value="180138162" calcext:value-type="float">
            <text:p>180138162</text:p>
          </table:table-cell>
          <table:table-cell table:number-columns-repeated="1007"/>
        </table:table-row>
        <table:table-row table:style-name="ro1">
          <table:table-cell office:value-type="float" office:value="26148792" calcext:value-type="float">
            <text:p>26148792</text:p>
          </table:table-cell>
          <table:table-cell office:value-type="float" office:value="3656187" calcext:value-type="float">
            <text:p>3656187</text:p>
          </table:table-cell>
          <table:table-cell table:formula="of:=[.B50]-[.A50]" office:value-type="float" office:value="-22492605" calcext:value-type="float">
            <text:p>-22492605</text:p>
          </table:table-cell>
          <table:table-cell table:number-columns-repeated="4"/>
          <table:table-cell office:value-type="float" office:value="3424720" calcext:value-type="float">
            <text:p>3424720</text:p>
          </table:table-cell>
          <table:table-cell office:value-type="float" office:value="8089568" calcext:value-type="float">
            <text:p>8089568</text:p>
          </table:table-cell>
          <table:table-cell table:formula="of:=[.I50]-[.H50]" office:value-type="float" office:value="4664848" calcext:value-type="float">
            <text:p>4664848</text:p>
          </table:table-cell>
          <table:table-cell table:number-columns-repeated="4"/>
          <table:table-cell office:value-type="float" office:value="1768044" calcext:value-type="float">
            <text:p>1768044</text:p>
          </table:table-cell>
          <table:table-cell office:value-type="float" office:value="183172581" calcext:value-type="float">
            <text:p>183172581</text:p>
          </table:table-cell>
          <table:table-cell table:formula="of:=[.P50]-[.O50]" office:value-type="float" office:value="181404537" calcext:value-type="float">
            <text:p>181404537</text:p>
          </table:table-cell>
          <table:table-cell table:number-columns-repeated="1007"/>
        </table:table-row>
        <table:table-row table:style-name="ro1">
          <table:table-cell office:value-type="float" office:value="16720994" calcext:value-type="float">
            <text:p>16720994</text:p>
          </table:table-cell>
          <table:table-cell office:value-type="float" office:value="14574329" calcext:value-type="float">
            <text:p>14574329</text:p>
          </table:table-cell>
          <table:table-cell table:formula="of:=[.B51]-[.A51]" office:value-type="float" office:value="-2146665" calcext:value-type="float">
            <text:p>-2146665</text:p>
          </table:table-cell>
          <table:table-cell table:number-columns-repeated="4"/>
          <table:table-cell office:value-type="float" office:value="3487160" calcext:value-type="float">
            <text:p>3487160</text:p>
          </table:table-cell>
          <table:table-cell office:value-type="float" office:value="8470376" calcext:value-type="float">
            <text:p>8470376</text:p>
          </table:table-cell>
          <table:table-cell table:formula="of:=[.I51]-[.H51]" office:value-type="float" office:value="4983216" calcext:value-type="float">
            <text:p>4983216</text:p>
          </table:table-cell>
          <table:table-cell table:number-columns-repeated="4"/>
          <table:table-cell office:value-type="float" office:value="1778772" calcext:value-type="float">
            <text:p>1778772</text:p>
          </table:table-cell>
          <table:table-cell office:value-type="float" office:value="314446668" calcext:value-type="float">
            <text:p>314446668</text:p>
          </table:table-cell>
          <table:table-cell table:formula="of:=[.P51]-[.O51]" office:value-type="float" office:value="312667896" calcext:value-type="float">
            <text:p>312667896</text:p>
          </table:table-cell>
          <table:table-cell table:number-columns-repeated="1007"/>
        </table:table-row>
        <table:table-row table:style-name="ro1">
          <table:table-cell office:value-type="float" office:value="16679801" calcext:value-type="float">
            <text:p>16679801</text:p>
          </table:table-cell>
          <table:table-cell office:value-type="float" office:value="20867376" calcext:value-type="float">
            <text:p>20867376</text:p>
          </table:table-cell>
          <table:table-cell table:formula="of:=[.B52]-[.A52]" office:value-type="float" office:value="4187575" calcext:value-type="float">
            <text:p>4187575</text:p>
          </table:table-cell>
          <table:table-cell table:number-columns-repeated="4"/>
          <table:table-cell office:value-type="float" office:value="4364176" calcext:value-type="float">
            <text:p>4364176</text:p>
          </table:table-cell>
          <table:table-cell office:value-type="float" office:value="9552704" calcext:value-type="float">
            <text:p>9552704</text:p>
          </table:table-cell>
          <table:table-cell table:formula="of:=[.I52]-[.H52]" office:value-type="float" office:value="5188528" calcext:value-type="float">
            <text:p>5188528</text:p>
          </table:table-cell>
          <table:table-cell table:number-columns-repeated="4"/>
          <table:table-cell office:value-type="float" office:value="1783155" calcext:value-type="float">
            <text:p>1783155</text:p>
          </table:table-cell>
          <table:table-cell office:value-type="float" office:value="386463503" calcext:value-type="float">
            <text:p>386463503</text:p>
          </table:table-cell>
          <table:table-cell table:formula="of:=[.P52]-[.O52]" office:value-type="float" office:value="384680348" calcext:value-type="float">
            <text:p>384680348</text:p>
          </table:table-cell>
          <table:table-cell table:number-columns-repeated="1007"/>
        </table:table-row>
        <table:table-row table:style-name="ro1">
          <table:table-cell office:value-type="float" office:value="11765538" calcext:value-type="float">
            <text:p>11765538</text:p>
          </table:table-cell>
          <table:table-cell office:value-type="float" office:value="3988582" calcext:value-type="float">
            <text:p>3988582</text:p>
          </table:table-cell>
          <table:table-cell table:formula="of:=[.B53]-[.A53]" office:value-type="float" office:value="-7776956" calcext:value-type="float">
            <text:p>-7776956</text:p>
          </table:table-cell>
          <table:table-cell table:number-columns-repeated="4"/>
          <table:table-cell office:value-type="float" office:value="3743912" calcext:value-type="float">
            <text:p>3743912</text:p>
          </table:table-cell>
          <table:table-cell office:value-type="float" office:value="9853424" calcext:value-type="float">
            <text:p>9853424</text:p>
          </table:table-cell>
          <table:table-cell table:formula="of:=[.I53]-[.H53]" office:value-type="float" office:value="6109512" calcext:value-type="float">
            <text:p>6109512</text:p>
          </table:table-cell>
          <table:table-cell table:number-columns-repeated="4"/>
          <table:table-cell office:value-type="float" office:value="1768743" calcext:value-type="float">
            <text:p>1768743</text:p>
          </table:table-cell>
          <table:table-cell office:value-type="float" office:value="376053473" calcext:value-type="float">
            <text:p>376053473</text:p>
          </table:table-cell>
          <table:table-cell table:formula="of:=[.P53]-[.O53]" office:value-type="float" office:value="374284730" calcext:value-type="float">
            <text:p>374284730</text:p>
          </table:table-cell>
          <table:table-cell table:number-columns-repeated="1007"/>
        </table:table-row>
        <table:table-row table:style-name="ro1">
          <table:table-cell office:value-type="float" office:value="29507926" calcext:value-type="float">
            <text:p>29507926</text:p>
          </table:table-cell>
          <table:table-cell office:value-type="float" office:value="3493910" calcext:value-type="float">
            <text:p>3493910</text:p>
          </table:table-cell>
          <table:table-cell table:formula="of:=[.B54]-[.A54]" office:value-type="float" office:value="-26014016" calcext:value-type="float">
            <text:p>-26014016</text:p>
          </table:table-cell>
          <table:table-cell table:number-columns-repeated="4"/>
          <table:table-cell office:value-type="float" office:value="3566192" calcext:value-type="float">
            <text:p>3566192</text:p>
          </table:table-cell>
          <table:table-cell office:value-type="float" office:value="9820872" calcext:value-type="float">
            <text:p>9820872</text:p>
          </table:table-cell>
          <table:table-cell table:formula="of:=[.I54]-[.H54]" office:value-type="float" office:value="6254680" calcext:value-type="float">
            <text:p>6254680</text:p>
          </table:table-cell>
          <table:table-cell table:number-columns-repeated="4"/>
          <table:table-cell office:value-type="float" office:value="1775340" calcext:value-type="float">
            <text:p>1775340</text:p>
          </table:table-cell>
          <table:table-cell office:value-type="float" office:value="181685886" calcext:value-type="float">
            <text:p>181685886</text:p>
          </table:table-cell>
          <table:table-cell table:formula="of:=[.P54]-[.O54]" office:value-type="float" office:value="179910546" calcext:value-type="float">
            <text:p>179910546</text:p>
          </table:table-cell>
          <table:table-cell table:number-columns-repeated="1007"/>
        </table:table-row>
        <table:table-row table:style-name="ro1">
          <table:table-cell office:value-type="float" office:value="30128969" calcext:value-type="float">
            <text:p>30128969</text:p>
          </table:table-cell>
          <table:table-cell office:value-type="float" office:value="3777967" calcext:value-type="float">
            <text:p>3777967</text:p>
          </table:table-cell>
          <table:table-cell table:formula="of:=[.B55]-[.A55]" office:value-type="float" office:value="-26351002" calcext:value-type="float">
            <text:p>-26351002</text:p>
          </table:table-cell>
          <table:table-cell table:number-columns-repeated="4"/>
          <table:table-cell office:value-type="float" office:value="3474120" calcext:value-type="float">
            <text:p>3474120</text:p>
          </table:table-cell>
          <table:table-cell office:value-type="float" office:value="10356680" calcext:value-type="float">
            <text:p>10356680</text:p>
          </table:table-cell>
          <table:table-cell table:formula="of:=[.I55]-[.H55]" office:value-type="float" office:value="6882560" calcext:value-type="float">
            <text:p>6882560</text:p>
          </table:table-cell>
          <table:table-cell table:number-columns-repeated="4"/>
          <table:table-cell office:value-type="float" office:value="1777461" calcext:value-type="float">
            <text:p>1777461</text:p>
          </table:table-cell>
          <table:table-cell office:value-type="float" office:value="181764141" calcext:value-type="float">
            <text:p>181764141</text:p>
          </table:table-cell>
          <table:table-cell table:formula="of:=[.P55]-[.O55]" office:value-type="float" office:value="179986680" calcext:value-type="float">
            <text:p>179986680</text:p>
          </table:table-cell>
          <table:table-cell table:number-columns-repeated="1007"/>
        </table:table-row>
        <table:table-row table:style-name="ro1">
          <table:table-cell office:value-type="float" office:value="34092732" calcext:value-type="float">
            <text:p>34092732</text:p>
          </table:table-cell>
          <table:table-cell office:value-type="float" office:value="3528980" calcext:value-type="float">
            <text:p>3528980</text:p>
          </table:table-cell>
          <table:table-cell table:formula="of:=[.B56]-[.A56]" office:value-type="float" office:value="-30563752" calcext:value-type="float">
            <text:p>-30563752</text:p>
          </table:table-cell>
          <table:table-cell table:number-columns-repeated="4"/>
          <table:table-cell office:value-type="float" office:value="3508264" calcext:value-type="float">
            <text:p>3508264</text:p>
          </table:table-cell>
          <table:table-cell office:value-type="float" office:value="10060640" calcext:value-type="float">
            <text:p>10060640</text:p>
          </table:table-cell>
          <table:table-cell table:formula="of:=[.I56]-[.H56]" office:value-type="float" office:value="6552376" calcext:value-type="float">
            <text:p>6552376</text:p>
          </table:table-cell>
          <table:table-cell table:number-columns-repeated="4"/>
          <table:table-cell office:value-type="float" office:value="1762809" calcext:value-type="float">
            <text:p>1762809</text:p>
          </table:table-cell>
          <table:table-cell office:value-type="float" office:value="181749354" calcext:value-type="float">
            <text:p>181749354</text:p>
          </table:table-cell>
          <table:table-cell table:formula="of:=[.P56]-[.O56]" office:value-type="float" office:value="179986545" calcext:value-type="float">
            <text:p>179986545</text:p>
          </table:table-cell>
          <table:table-cell table:number-columns-repeated="1007"/>
        </table:table-row>
        <table:table-row table:style-name="ro1">
          <table:table-cell office:value-type="float" office:value="17357717" calcext:value-type="float">
            <text:p>17357717</text:p>
          </table:table-cell>
          <table:table-cell office:value-type="float" office:value="3287233" calcext:value-type="float">
            <text:p>3287233</text:p>
          </table:table-cell>
          <table:table-cell table:formula="of:=[.B57]-[.A57]" office:value-type="float" office:value="-14070484" calcext:value-type="float">
            <text:p>-14070484</text:p>
          </table:table-cell>
          <table:table-cell table:number-columns-repeated="4"/>
          <table:table-cell office:value-type="float" office:value="3594176" calcext:value-type="float">
            <text:p>3594176</text:p>
          </table:table-cell>
          <table:table-cell office:value-type="float" office:value="10656848" calcext:value-type="float">
            <text:p>10656848</text:p>
          </table:table-cell>
          <table:table-cell table:formula="of:=[.I57]-[.H57]" office:value-type="float" office:value="7062672" calcext:value-type="float">
            <text:p>7062672</text:p>
          </table:table-cell>
          <table:table-cell table:number-columns-repeated="4"/>
          <table:table-cell office:value-type="float" office:value="1791279" calcext:value-type="float">
            <text:p>1791279</text:p>
          </table:table-cell>
          <table:table-cell office:value-type="float" office:value="182188200" calcext:value-type="float">
            <text:p>182188200</text:p>
          </table:table-cell>
          <table:table-cell table:formula="of:=[.P57]-[.O57]" office:value-type="float" office:value="180396921" calcext:value-type="float">
            <text:p>180396921</text:p>
          </table:table-cell>
          <table:table-cell table:number-columns-repeated="1007"/>
        </table:table-row>
        <table:table-row table:style-name="ro1">
          <table:table-cell office:value-type="float" office:value="53346051" calcext:value-type="float">
            <text:p>53346051</text:p>
          </table:table-cell>
          <table:table-cell office:value-type="float" office:value="3383402" calcext:value-type="float">
            <text:p>3383402</text:p>
          </table:table-cell>
          <table:table-cell table:formula="of:=[.B58]-[.A58]" office:value-type="float" office:value="-49962649" calcext:value-type="float">
            <text:p>-49962649</text:p>
          </table:table-cell>
          <table:table-cell table:number-columns-repeated="4"/>
          <table:table-cell office:value-type="float" office:value="3461424" calcext:value-type="float">
            <text:p>3461424</text:p>
          </table:table-cell>
          <table:table-cell office:value-type="float" office:value="8282280" calcext:value-type="float">
            <text:p>8282280</text:p>
          </table:table-cell>
          <table:table-cell table:formula="of:=[.I58]-[.H58]" office:value-type="float" office:value="4820856" calcext:value-type="float">
            <text:p>4820856</text:p>
          </table:table-cell>
          <table:table-cell table:number-columns-repeated="4"/>
          <table:table-cell office:value-type="float" office:value="1762851" calcext:value-type="float">
            <text:p>1762851</text:p>
          </table:table-cell>
          <table:table-cell office:value-type="float" office:value="181774959" calcext:value-type="float">
            <text:p>181774959</text:p>
          </table:table-cell>
          <table:table-cell table:formula="of:=[.P58]-[.O58]" office:value-type="float" office:value="180012108" calcext:value-type="float">
            <text:p>180012108</text:p>
          </table:table-cell>
          <table:table-cell table:number-columns-repeated="1007"/>
        </table:table-row>
        <table:table-row table:style-name="ro1">
          <table:table-cell office:value-type="float" office:value="23349329" calcext:value-type="float">
            <text:p>23349329</text:p>
          </table:table-cell>
          <table:table-cell office:value-type="float" office:value="3191765" calcext:value-type="float">
            <text:p>3191765</text:p>
          </table:table-cell>
          <table:table-cell table:formula="of:=[.B59]-[.A59]" office:value-type="float" office:value="-20157564" calcext:value-type="float">
            <text:p>-20157564</text:p>
          </table:table-cell>
          <table:table-cell table:number-columns-repeated="4"/>
          <table:table-cell office:value-type="float" office:value="3486376" calcext:value-type="float">
            <text:p>3486376</text:p>
          </table:table-cell>
          <table:table-cell office:value-type="float" office:value="8217432" calcext:value-type="float">
            <text:p>8217432</text:p>
          </table:table-cell>
          <table:table-cell table:formula="of:=[.I59]-[.H59]" office:value-type="float" office:value="4731056" calcext:value-type="float">
            <text:p>4731056</text:p>
          </table:table-cell>
          <table:table-cell table:number-columns-repeated="4"/>
          <table:table-cell office:value-type="float" office:value="1768701" calcext:value-type="float">
            <text:p>1768701</text:p>
          </table:table-cell>
          <table:table-cell office:value-type="float" office:value="182701473" calcext:value-type="float">
            <text:p>182701473</text:p>
          </table:table-cell>
          <table:table-cell table:formula="of:=[.P59]-[.O59]" office:value-type="float" office:value="180932772" calcext:value-type="float">
            <text:p>180932772</text:p>
          </table:table-cell>
          <table:table-cell table:number-columns-repeated="1007"/>
        </table:table-row>
        <table:table-row table:style-name="ro1">
          <table:table-cell office:value-type="float" office:value="35360832" calcext:value-type="float">
            <text:p>35360832</text:p>
          </table:table-cell>
          <table:table-cell office:value-type="float" office:value="3448023" calcext:value-type="float">
            <text:p>3448023</text:p>
          </table:table-cell>
          <table:table-cell table:formula="of:=[.B60]-[.A60]" office:value-type="float" office:value="-31912809" calcext:value-type="float">
            <text:p>-31912809</text:p>
          </table:table-cell>
          <table:table-cell table:number-columns-repeated="4"/>
          <table:table-cell office:value-type="float" office:value="3510664" calcext:value-type="float">
            <text:p>3510664</text:p>
          </table:table-cell>
          <table:table-cell office:value-type="float" office:value="8159168" calcext:value-type="float">
            <text:p>8159168</text:p>
          </table:table-cell>
          <table:table-cell table:formula="of:=[.I60]-[.H60]" office:value-type="float" office:value="4648504" calcext:value-type="float">
            <text:p>4648504</text:p>
          </table:table-cell>
          <table:table-cell table:number-columns-repeated="4"/>
          <table:table-cell office:value-type="float" office:value="1773468" calcext:value-type="float">
            <text:p>1773468</text:p>
          </table:table-cell>
          <table:table-cell office:value-type="float" office:value="181744191" calcext:value-type="float">
            <text:p>181744191</text:p>
          </table:table-cell>
          <table:table-cell table:formula="of:=[.P60]-[.O60]" office:value-type="float" office:value="179970723" calcext:value-type="float">
            <text:p>179970723</text:p>
          </table:table-cell>
          <table:table-cell table:number-columns-repeated="1007"/>
        </table:table-row>
        <table:table-row table:style-name="ro1">
          <table:table-cell office:value-type="float" office:value="25348162" calcext:value-type="float">
            <text:p>25348162</text:p>
          </table:table-cell>
          <table:table-cell office:value-type="float" office:value="9375077" calcext:value-type="float">
            <text:p>9375077</text:p>
          </table:table-cell>
          <table:table-cell table:formula="of:=[.B61]-[.A61]" office:value-type="float" office:value="-15973085" calcext:value-type="float">
            <text:p>-15973085</text:p>
          </table:table-cell>
          <table:table-cell table:number-columns-repeated="4"/>
          <table:table-cell office:value-type="float" office:value="3477968" calcext:value-type="float">
            <text:p>3477968</text:p>
          </table:table-cell>
          <table:table-cell office:value-type="float" office:value="8081872" calcext:value-type="float">
            <text:p>8081872</text:p>
          </table:table-cell>
          <table:table-cell table:formula="of:=[.I61]-[.H61]" office:value-type="float" office:value="4603904" calcext:value-type="float">
            <text:p>4603904</text:p>
          </table:table-cell>
          <table:table-cell table:number-columns-repeated="4"/>
          <table:table-cell office:value-type="float" office:value="1786383" calcext:value-type="float">
            <text:p>1786383</text:p>
          </table:table-cell>
          <table:table-cell office:value-type="float" office:value="190814844" calcext:value-type="float">
            <text:p>190814844</text:p>
          </table:table-cell>
          <table:table-cell table:formula="of:=[.P61]-[.O61]" office:value-type="float" office:value="189028461" calcext:value-type="float">
            <text:p>189028461</text:p>
          </table:table-cell>
          <table:table-cell table:number-columns-repeated="1007"/>
        </table:table-row>
        <table:table-row table:style-name="ro1">
          <table:table-cell office:value-type="float" office:value="39574004" calcext:value-type="float">
            <text:p>39574004</text:p>
          </table:table-cell>
          <table:table-cell office:value-type="float" office:value="18812326" calcext:value-type="float">
            <text:p>18812326</text:p>
          </table:table-cell>
          <table:table-cell table:formula="of:=[.B62]-[.A62]" office:value-type="float" office:value="-20761678" calcext:value-type="float">
            <text:p>-20761678</text:p>
          </table:table-cell>
          <table:table-cell table:number-columns-repeated="4"/>
          <table:table-cell office:value-type="float" office:value="3592312" calcext:value-type="float">
            <text:p>3592312</text:p>
          </table:table-cell>
          <table:table-cell office:value-type="float" office:value="8094504" calcext:value-type="float">
            <text:p>8094504</text:p>
          </table:table-cell>
          <table:table-cell table:formula="of:=[.I62]-[.H62]" office:value-type="float" office:value="4502192" calcext:value-type="float">
            <text:p>4502192</text:p>
          </table:table-cell>
          <table:table-cell table:number-columns-repeated="4"/>
          <table:table-cell office:value-type="float" office:value="1779444" calcext:value-type="float">
            <text:p>1779444</text:p>
          </table:table-cell>
          <table:table-cell office:value-type="float" office:value="183132162" calcext:value-type="float">
            <text:p>183132162</text:p>
          </table:table-cell>
          <table:table-cell table:formula="of:=[.P62]-[.O62]" office:value-type="float" office:value="181352718" calcext:value-type="float">
            <text:p>181352718</text:p>
          </table:table-cell>
          <table:table-cell table:number-columns-repeated="1007"/>
        </table:table-row>
        <table:table-row table:style-name="ro1">
          <table:table-cell office:value-type="float" office:value="50003839" calcext:value-type="float">
            <text:p>50003839</text:p>
          </table:table-cell>
          <table:table-cell office:value-type="float" office:value="3627563" calcext:value-type="float">
            <text:p>3627563</text:p>
          </table:table-cell>
          <table:table-cell table:formula="of:=[.B63]-[.A63]" office:value-type="float" office:value="-46376276" calcext:value-type="float">
            <text:p>-46376276</text:p>
          </table:table-cell>
          <table:table-cell table:number-columns-repeated="4"/>
          <table:table-cell office:value-type="float" office:value="3435760" calcext:value-type="float">
            <text:p>3435760</text:p>
          </table:table-cell>
          <table:table-cell office:value-type="float" office:value="8242336" calcext:value-type="float">
            <text:p>8242336</text:p>
          </table:table-cell>
          <table:table-cell table:formula="of:=[.I63]-[.H63]" office:value-type="float" office:value="4806576" calcext:value-type="float">
            <text:p>4806576</text:p>
          </table:table-cell>
          <table:table-cell table:number-columns-repeated="4"/>
          <table:table-cell office:value-type="float" office:value="1791858" calcext:value-type="float">
            <text:p>1791858</text:p>
          </table:table-cell>
          <table:table-cell office:value-type="float" office:value="181767564" calcext:value-type="float">
            <text:p>181767564</text:p>
          </table:table-cell>
          <table:table-cell table:formula="of:=[.P63]-[.O63]" office:value-type="float" office:value="179975706" calcext:value-type="float">
            <text:p>179975706</text:p>
          </table:table-cell>
          <table:table-cell table:number-columns-repeated="1007"/>
        </table:table-row>
        <table:table-row table:style-name="ro1">
          <table:table-cell office:value-type="float" office:value="38551764" calcext:value-type="float">
            <text:p>38551764</text:p>
          </table:table-cell>
          <table:table-cell office:value-type="float" office:value="3393391" calcext:value-type="float">
            <text:p>3393391</text:p>
          </table:table-cell>
          <table:table-cell table:formula="of:=[.B64]-[.A64]" office:value-type="float" office:value="-35158373" calcext:value-type="float">
            <text:p>-35158373</text:p>
          </table:table-cell>
          <table:table-cell table:number-columns-repeated="4"/>
          <table:table-cell office:value-type="float" office:value="3480632" calcext:value-type="float">
            <text:p>3480632</text:p>
          </table:table-cell>
          <table:table-cell office:value-type="float" office:value="8077272" calcext:value-type="float">
            <text:p>8077272</text:p>
          </table:table-cell>
          <table:table-cell table:formula="of:=[.I64]-[.H64]" office:value-type="float" office:value="4596640" calcext:value-type="float">
            <text:p>4596640</text:p>
          </table:table-cell>
          <table:table-cell table:number-columns-repeated="4"/>
          <table:table-cell office:value-type="float" office:value="1772133" calcext:value-type="float">
            <text:p>1772133</text:p>
          </table:table-cell>
          <table:table-cell office:value-type="float" office:value="213922731" calcext:value-type="float">
            <text:p>213922731</text:p>
          </table:table-cell>
          <table:table-cell table:formula="of:=[.P64]-[.O64]" office:value-type="float" office:value="212150598" calcext:value-type="float">
            <text:p>212150598</text:p>
          </table:table-cell>
          <table:table-cell table:number-columns-repeated="1007"/>
        </table:table-row>
        <table:table-row table:style-name="ro1">
          <table:table-cell office:value-type="float" office:value="41526288" calcext:value-type="float">
            <text:p>41526288</text:p>
          </table:table-cell>
          <table:table-cell office:value-type="float" office:value="3627365" calcext:value-type="float">
            <text:p>3627365</text:p>
          </table:table-cell>
          <table:table-cell table:formula="of:=[.B65]-[.A65]" office:value-type="float" office:value="-37898923" calcext:value-type="float">
            <text:p>-37898923</text:p>
          </table:table-cell>
          <table:table-cell table:number-columns-repeated="4"/>
          <table:table-cell office:value-type="float" office:value="3449040" calcext:value-type="float">
            <text:p>3449040</text:p>
          </table:table-cell>
          <table:table-cell office:value-type="float" office:value="8169304" calcext:value-type="float">
            <text:p>8169304</text:p>
          </table:table-cell>
          <table:table-cell table:formula="of:=[.I65]-[.H65]" office:value-type="float" office:value="4720264" calcext:value-type="float">
            <text:p>4720264</text:p>
          </table:table-cell>
          <table:table-cell table:number-columns-repeated="4"/>
          <table:table-cell office:value-type="float" office:value="1775091" calcext:value-type="float">
            <text:p>1775091</text:p>
          </table:table-cell>
          <table:table-cell office:value-type="float" office:value="387239205" calcext:value-type="float">
            <text:p>387239205</text:p>
          </table:table-cell>
          <table:table-cell table:formula="of:=[.P65]-[.O65]" office:value-type="float" office:value="385464114" calcext:value-type="float">
            <text:p>385464114</text:p>
          </table:table-cell>
          <table:table-cell table:number-columns-repeated="1007"/>
        </table:table-row>
        <table:table-row table:style-name="ro1">
          <table:table-cell office:value-type="float" office:value="59769213" calcext:value-type="float">
            <text:p>59769213</text:p>
          </table:table-cell>
          <table:table-cell office:value-type="float" office:value="3411342" calcext:value-type="float">
            <text:p>3411342</text:p>
          </table:table-cell>
          <table:table-cell table:formula="of:=[.B66]-[.A66]" office:value-type="float" office:value="-56357871" calcext:value-type="float">
            <text:p>-56357871</text:p>
          </table:table-cell>
          <table:table-cell table:number-columns-repeated="4"/>
          <table:table-cell office:value-type="float" office:value="3428416" calcext:value-type="float">
            <text:p>3428416</text:p>
          </table:table-cell>
          <table:table-cell office:value-type="float" office:value="8080624" calcext:value-type="float">
            <text:p>8080624</text:p>
          </table:table-cell>
          <table:table-cell table:formula="of:=[.I66]-[.H66]" office:value-type="float" office:value="4652208" calcext:value-type="float">
            <text:p>4652208</text:p>
          </table:table-cell>
          <table:table-cell table:number-columns-repeated="4"/>
          <table:table-cell office:value-type="float" office:value="1779522" calcext:value-type="float">
            <text:p>1779522</text:p>
          </table:table-cell>
          <table:table-cell office:value-type="float" office:value="386677980" calcext:value-type="float">
            <text:p>386677980</text:p>
          </table:table-cell>
          <table:table-cell table:formula="of:=[.P66]-[.O66]" office:value-type="float" office:value="384898458" calcext:value-type="float">
            <text:p>384898458</text:p>
          </table:table-cell>
          <table:table-cell table:number-columns-repeated="1007"/>
        </table:table-row>
        <table:table-row table:style-name="ro1">
          <table:table-cell office:value-type="float" office:value="32715705" calcext:value-type="float">
            <text:p>32715705</text:p>
          </table:table-cell>
          <table:table-cell office:value-type="float" office:value="3560620" calcext:value-type="float">
            <text:p>3560620</text:p>
          </table:table-cell>
          <table:table-cell table:formula="of:=[.B67]-[.A67]" office:value-type="float" office:value="-29155085" calcext:value-type="float">
            <text:p>-29155085</text:p>
          </table:table-cell>
          <table:table-cell table:number-columns-repeated="4"/>
          <table:table-cell office:value-type="float" office:value="3498560" calcext:value-type="float">
            <text:p>3498560</text:p>
          </table:table-cell>
          <table:table-cell office:value-type="float" office:value="8282832" calcext:value-type="float">
            <text:p>8282832</text:p>
          </table:table-cell>
          <table:table-cell table:formula="of:=[.I67]-[.H67]" office:value-type="float" office:value="4784272" calcext:value-type="float">
            <text:p>4784272</text:p>
          </table:table-cell>
          <table:table-cell table:number-columns-repeated="4"/>
          <table:table-cell office:value-type="float" office:value="1768143" calcext:value-type="float">
            <text:p>1768143</text:p>
          </table:table-cell>
          <table:table-cell office:value-type="float" office:value="363101592" calcext:value-type="float">
            <text:p>363101592</text:p>
          </table:table-cell>
          <table:table-cell table:formula="of:=[.P67]-[.O67]" office:value-type="float" office:value="361333449" calcext:value-type="float">
            <text:p>361333449</text:p>
          </table:table-cell>
          <table:table-cell table:number-columns-repeated="1007"/>
        </table:table-row>
        <table:table-row table:style-name="ro1">
          <table:table-cell office:value-type="float" office:value="44641985" calcext:value-type="float">
            <text:p>44641985</text:p>
          </table:table-cell>
          <table:table-cell office:value-type="float" office:value="6006542" calcext:value-type="float">
            <text:p>6006542</text:p>
          </table:table-cell>
          <table:table-cell table:formula="of:=[.B68]-[.A68]" office:value-type="float" office:value="-38635443" calcext:value-type="float">
            <text:p>-38635443</text:p>
          </table:table-cell>
          <table:table-cell table:number-columns-repeated="4"/>
          <table:table-cell office:value-type="float" office:value="3438056" calcext:value-type="float">
            <text:p>3438056</text:p>
          </table:table-cell>
          <table:table-cell office:value-type="float" office:value="8104440" calcext:value-type="float">
            <text:p>8104440</text:p>
          </table:table-cell>
          <table:table-cell table:formula="of:=[.I68]-[.H68]" office:value-type="float" office:value="4666384" calcext:value-type="float">
            <text:p>4666384</text:p>
          </table:table-cell>
          <table:table-cell table:number-columns-repeated="4"/>
          <table:table-cell office:value-type="float" office:value="1779525" calcext:value-type="float">
            <text:p>1779525</text:p>
          </table:table-cell>
          <table:table-cell office:value-type="float" office:value="344928936" calcext:value-type="float">
            <text:p>344928936</text:p>
          </table:table-cell>
          <table:table-cell table:formula="of:=[.P68]-[.O68]" office:value-type="float" office:value="343149411" calcext:value-type="float">
            <text:p>343149411</text:p>
          </table:table-cell>
          <table:table-cell table:number-columns-repeated="1007"/>
        </table:table-row>
        <table:table-row table:style-name="ro1">
          <table:table-cell office:value-type="float" office:value="38102025" calcext:value-type="float">
            <text:p>38102025</text:p>
          </table:table-cell>
          <table:table-cell office:value-type="float" office:value="5347741" calcext:value-type="float">
            <text:p>5347741</text:p>
          </table:table-cell>
          <table:table-cell table:formula="of:=[.B69]-[.A69]" office:value-type="float" office:value="-32754284" calcext:value-type="float">
            <text:p>-32754284</text:p>
          </table:table-cell>
          <table:table-cell table:number-columns-repeated="4"/>
          <table:table-cell office:value-type="float" office:value="4664408" calcext:value-type="float">
            <text:p>4664408</text:p>
          </table:table-cell>
          <table:table-cell office:value-type="float" office:value="8208704" calcext:value-type="float">
            <text:p>8208704</text:p>
          </table:table-cell>
          <table:table-cell table:formula="of:=[.I69]-[.H69]" office:value-type="float" office:value="3544296" calcext:value-type="float">
            <text:p>3544296</text:p>
          </table:table-cell>
          <table:table-cell table:number-columns-repeated="4"/>
          <table:table-cell office:value-type="float" office:value="1778421" calcext:value-type="float">
            <text:p>1778421</text:p>
          </table:table-cell>
          <table:table-cell office:value-type="float" office:value="352347862" calcext:value-type="float">
            <text:p>352347862</text:p>
          </table:table-cell>
          <table:table-cell table:formula="of:=[.P69]-[.O69]" office:value-type="float" office:value="350569441" calcext:value-type="float">
            <text:p>350569441</text:p>
          </table:table-cell>
          <table:table-cell table:number-columns-repeated="1007"/>
        </table:table-row>
        <table:table-row table:style-name="ro1">
          <table:table-cell office:value-type="float" office:value="53277303" calcext:value-type="float">
            <text:p>53277303</text:p>
          </table:table-cell>
          <table:table-cell office:value-type="float" office:value="3587821" calcext:value-type="float">
            <text:p>3587821</text:p>
          </table:table-cell>
          <table:table-cell table:formula="of:=[.B70]-[.A70]" office:value-type="float" office:value="-49689482" calcext:value-type="float">
            <text:p>-49689482</text:p>
          </table:table-cell>
          <table:table-cell table:number-columns-repeated="4"/>
          <table:table-cell office:value-type="float" office:value="3498288" calcext:value-type="float">
            <text:p>3498288</text:p>
          </table:table-cell>
          <table:table-cell office:value-type="float" office:value="8097480" calcext:value-type="float">
            <text:p>8097480</text:p>
          </table:table-cell>
          <table:table-cell table:formula="of:=[.I70]-[.H70]" office:value-type="float" office:value="4599192" calcext:value-type="float">
            <text:p>4599192</text:p>
          </table:table-cell>
          <table:table-cell table:number-columns-repeated="4"/>
          <table:table-cell office:value-type="float" office:value="1784766" calcext:value-type="float">
            <text:p>1784766</text:p>
          </table:table-cell>
          <table:table-cell office:value-type="float" office:value="401836440" calcext:value-type="float">
            <text:p>401836440</text:p>
          </table:table-cell>
          <table:table-cell table:formula="of:=[.P70]-[.O70]" office:value-type="float" office:value="400051674" calcext:value-type="float">
            <text:p>400051674</text:p>
          </table:table-cell>
          <table:table-cell table:number-columns-repeated="1007"/>
        </table:table-row>
        <table:table-row table:style-name="ro1">
          <table:table-cell office:value-type="float" office:value="24947471" calcext:value-type="float">
            <text:p>24947471</text:p>
          </table:table-cell>
          <table:table-cell office:value-type="float" office:value="3312983" calcext:value-type="float">
            <text:p>3312983</text:p>
          </table:table-cell>
          <table:table-cell table:formula="of:=[.B71]-[.A71]" office:value-type="float" office:value="-21634488" calcext:value-type="float">
            <text:p>-21634488</text:p>
          </table:table-cell>
          <table:table-cell table:number-columns-repeated="4"/>
          <table:table-cell office:value-type="float" office:value="3504880" calcext:value-type="float">
            <text:p>3504880</text:p>
          </table:table-cell>
          <table:table-cell office:value-type="float" office:value="8106432" calcext:value-type="float">
            <text:p>8106432</text:p>
          </table:table-cell>
          <table:table-cell table:formula="of:=[.I71]-[.H71]" office:value-type="float" office:value="4601552" calcext:value-type="float">
            <text:p>4601552</text:p>
          </table:table-cell>
          <table:table-cell table:number-columns-repeated="4"/>
          <table:table-cell office:value-type="float" office:value="1763532" calcext:value-type="float">
            <text:p>1763532</text:p>
          </table:table-cell>
          <table:table-cell office:value-type="float" office:value="387219990" calcext:value-type="float">
            <text:p>387219990</text:p>
          </table:table-cell>
          <table:table-cell table:formula="of:=[.P71]-[.O71]" office:value-type="float" office:value="385456458" calcext:value-type="float">
            <text:p>385456458</text:p>
          </table:table-cell>
          <table:table-cell table:number-columns-repeated="1007"/>
        </table:table-row>
        <table:table-row table:style-name="ro1">
          <table:table-cell office:value-type="float" office:value="36634293" calcext:value-type="float">
            <text:p>36634293</text:p>
          </table:table-cell>
          <table:table-cell office:value-type="float" office:value="3230773" calcext:value-type="float">
            <text:p>3230773</text:p>
          </table:table-cell>
          <table:table-cell table:formula="of:=[.B72]-[.A72]" office:value-type="float" office:value="-33403520" calcext:value-type="float">
            <text:p>-33403520</text:p>
          </table:table-cell>
          <table:table-cell table:number-columns-repeated="4"/>
          <table:table-cell office:value-type="float" office:value="3531720" calcext:value-type="float">
            <text:p>3531720</text:p>
          </table:table-cell>
          <table:table-cell office:value-type="float" office:value="8012624" calcext:value-type="float">
            <text:p>8012624</text:p>
          </table:table-cell>
          <table:table-cell table:formula="of:=[.I72]-[.H72]" office:value-type="float" office:value="4480904" calcext:value-type="float">
            <text:p>4480904</text:p>
          </table:table-cell>
          <table:table-cell table:number-columns-repeated="4"/>
          <table:table-cell office:value-type="float" office:value="1775706" calcext:value-type="float">
            <text:p>1775706</text:p>
          </table:table-cell>
          <table:table-cell office:value-type="float" office:value="393645128" calcext:value-type="float">
            <text:p>393645128</text:p>
          </table:table-cell>
          <table:table-cell table:formula="of:=[.P72]-[.O72]" office:value-type="float" office:value="391869422" calcext:value-type="float">
            <text:p>391869422</text:p>
          </table:table-cell>
          <table:table-cell table:number-columns-repeated="1007"/>
        </table:table-row>
        <table:table-row table:style-name="ro1">
          <table:table-cell office:value-type="float" office:value="128186406" calcext:value-type="float">
            <text:p>128186406</text:p>
          </table:table-cell>
          <table:table-cell office:value-type="float" office:value="3330866" calcext:value-type="float">
            <text:p>3330866</text:p>
          </table:table-cell>
          <table:table-cell table:formula="of:=[.B73]-[.A73]" office:value-type="float" office:value="-124855540" calcext:value-type="float">
            <text:p>-124855540</text:p>
          </table:table-cell>
          <table:table-cell table:number-columns-repeated="4"/>
          <table:table-cell office:value-type="float" office:value="3441344" calcext:value-type="float">
            <text:p>3441344</text:p>
          </table:table-cell>
          <table:table-cell office:value-type="float" office:value="8087264" calcext:value-type="float">
            <text:p>8087264</text:p>
          </table:table-cell>
          <table:table-cell table:formula="of:=[.I73]-[.H73]" office:value-type="float" office:value="4645920" calcext:value-type="float">
            <text:p>4645920</text:p>
          </table:table-cell>
          <table:table-cell table:number-columns-repeated="4"/>
          <table:table-cell office:value-type="float" office:value="1770369" calcext:value-type="float">
            <text:p>1770369</text:p>
          </table:table-cell>
          <table:table-cell office:value-type="float" office:value="389509328" calcext:value-type="float">
            <text:p>389509328</text:p>
          </table:table-cell>
          <table:table-cell table:formula="of:=[.P73]-[.O73]" office:value-type="float" office:value="387738959" calcext:value-type="float">
            <text:p>387738959</text:p>
          </table:table-cell>
          <table:table-cell table:number-columns-repeated="1007"/>
        </table:table-row>
        <table:table-row table:style-name="ro1">
          <table:table-cell office:value-type="float" office:value="44781241" calcext:value-type="float">
            <text:p>44781241</text:p>
          </table:table-cell>
          <table:table-cell office:value-type="float" office:value="3464609" calcext:value-type="float">
            <text:p>3464609</text:p>
          </table:table-cell>
          <table:table-cell table:formula="of:=[.B74]-[.A74]" office:value-type="float" office:value="-41316632" calcext:value-type="float">
            <text:p>-41316632</text:p>
          </table:table-cell>
          <table:table-cell table:number-columns-repeated="4"/>
          <table:table-cell office:value-type="float" office:value="3437960" calcext:value-type="float">
            <text:p>3437960</text:p>
          </table:table-cell>
          <table:table-cell office:value-type="float" office:value="8196432" calcext:value-type="float">
            <text:p>8196432</text:p>
          </table:table-cell>
          <table:table-cell table:formula="of:=[.I74]-[.H74]" office:value-type="float" office:value="4758472" calcext:value-type="float">
            <text:p>4758472</text:p>
          </table:table-cell>
          <table:table-cell table:number-columns-repeated="4"/>
          <table:table-cell office:value-type="float" office:value="1782150" calcext:value-type="float">
            <text:p>1782150</text:p>
          </table:table-cell>
          <table:table-cell office:value-type="float" office:value="386414415" calcext:value-type="float">
            <text:p>386414415</text:p>
          </table:table-cell>
          <table:table-cell table:formula="of:=[.P74]-[.O74]" office:value-type="float" office:value="384632265" calcext:value-type="float">
            <text:p>384632265</text:p>
          </table:table-cell>
          <table:table-cell table:number-columns-repeated="1007"/>
        </table:table-row>
        <table:table-row table:style-name="ro1">
          <table:table-cell office:value-type="float" office:value="57092792" calcext:value-type="float">
            <text:p>57092792</text:p>
          </table:table-cell>
          <table:table-cell office:value-type="float" office:value="3199892" calcext:value-type="float">
            <text:p>3199892</text:p>
          </table:table-cell>
          <table:table-cell table:formula="of:=[.B75]-[.A75]" office:value-type="float" office:value="-53892900" calcext:value-type="float">
            <text:p>-53892900</text:p>
          </table:table-cell>
          <table:table-cell table:number-columns-repeated="4"/>
          <table:table-cell office:value-type="float" office:value="3562032" calcext:value-type="float">
            <text:p>3562032</text:p>
          </table:table-cell>
          <table:table-cell office:value-type="float" office:value="8079576" calcext:value-type="float">
            <text:p>8079576</text:p>
          </table:table-cell>
          <table:table-cell table:formula="of:=[.I75]-[.H75]" office:value-type="float" office:value="4517544" calcext:value-type="float">
            <text:p>4517544</text:p>
          </table:table-cell>
          <table:table-cell table:number-columns-repeated="4"/>
          <table:table-cell office:value-type="float" office:value="1787910" calcext:value-type="float">
            <text:p>1787910</text:p>
          </table:table-cell>
          <table:table-cell office:value-type="float" office:value="255677048" calcext:value-type="float">
            <text:p>255677048</text:p>
          </table:table-cell>
          <table:table-cell table:formula="of:=[.P75]-[.O75]" office:value-type="float" office:value="253889138" calcext:value-type="float">
            <text:p>253889138</text:p>
          </table:table-cell>
          <table:table-cell table:number-columns-repeated="1007"/>
        </table:table-row>
        <table:table-row table:style-name="ro1">
          <table:table-cell office:value-type="float" office:value="36294539" calcext:value-type="float">
            <text:p>36294539</text:p>
          </table:table-cell>
          <table:table-cell office:value-type="float" office:value="2928068" calcext:value-type="float">
            <text:p>2928068</text:p>
          </table:table-cell>
          <table:table-cell table:formula="of:=[.B76]-[.A76]" office:value-type="float" office:value="-33366471" calcext:value-type="float">
            <text:p>-33366471</text:p>
          </table:table-cell>
          <table:table-cell table:number-columns-repeated="4"/>
          <table:table-cell office:value-type="float" office:value="3580072" calcext:value-type="float">
            <text:p>3580072</text:p>
          </table:table-cell>
          <table:table-cell office:value-type="float" office:value="8079840" calcext:value-type="float">
            <text:p>8079840</text:p>
          </table:table-cell>
          <table:table-cell table:formula="of:=[.I76]-[.H76]" office:value-type="float" office:value="4499768" calcext:value-type="float">
            <text:p>4499768</text:p>
          </table:table-cell>
          <table:table-cell table:number-columns-repeated="4"/>
          <table:table-cell office:value-type="float" office:value="1775397" calcext:value-type="float">
            <text:p>1775397</text:p>
          </table:table-cell>
          <table:table-cell office:value-type="float" office:value="181999089" calcext:value-type="float">
            <text:p>181999089</text:p>
          </table:table-cell>
          <table:table-cell table:formula="of:=[.P76]-[.O76]" office:value-type="float" office:value="180223692" calcext:value-type="float">
            <text:p>180223692</text:p>
          </table:table-cell>
          <table:table-cell table:number-columns-repeated="1007"/>
        </table:table-row>
        <table:table-row table:style-name="ro1">
          <table:table-cell office:value-type="float" office:value="64285814" calcext:value-type="float">
            <text:p>64285814</text:p>
          </table:table-cell>
          <table:table-cell office:value-type="float" office:value="3097384" calcext:value-type="float">
            <text:p>3097384</text:p>
          </table:table-cell>
          <table:table-cell table:formula="of:=[.B77]-[.A77]" office:value-type="float" office:value="-61188430" calcext:value-type="float">
            <text:p>-61188430</text:p>
          </table:table-cell>
          <table:table-cell table:number-columns-repeated="4"/>
          <table:table-cell office:value-type="float" office:value="3503152" calcext:value-type="float">
            <text:p>3503152</text:p>
          </table:table-cell>
          <table:table-cell office:value-type="float" office:value="8106848" calcext:value-type="float">
            <text:p>8106848</text:p>
          </table:table-cell>
          <table:table-cell table:formula="of:=[.I77]-[.H77]" office:value-type="float" office:value="4603696" calcext:value-type="float">
            <text:p>4603696</text:p>
          </table:table-cell>
          <table:table-cell table:number-columns-repeated="4"/>
          <table:table-cell office:value-type="float" office:value="1789860" calcext:value-type="float">
            <text:p>1789860</text:p>
          </table:table-cell>
          <table:table-cell office:value-type="float" office:value="182131122" calcext:value-type="float">
            <text:p>182131122</text:p>
          </table:table-cell>
          <table:table-cell table:formula="of:=[.P77]-[.O77]" office:value-type="float" office:value="180341262" calcext:value-type="float">
            <text:p>180341262</text:p>
          </table:table-cell>
          <table:table-cell table:number-columns-repeated="1007"/>
        </table:table-row>
        <table:table-row table:style-name="ro1">
          <table:table-cell office:value-type="float" office:value="30832473" calcext:value-type="float">
            <text:p>30832473</text:p>
          </table:table-cell>
          <table:table-cell office:value-type="float" office:value="3203140" calcext:value-type="float">
            <text:p>3203140</text:p>
          </table:table-cell>
          <table:table-cell table:formula="of:=[.B78]-[.A78]" office:value-type="float" office:value="-27629333" calcext:value-type="float">
            <text:p>-27629333</text:p>
          </table:table-cell>
          <table:table-cell table:number-columns-repeated="4"/>
          <table:table-cell office:value-type="float" office:value="3455248" calcext:value-type="float">
            <text:p>3455248</text:p>
          </table:table-cell>
          <table:table-cell office:value-type="float" office:value="8096120" calcext:value-type="float">
            <text:p>8096120</text:p>
          </table:table-cell>
          <table:table-cell table:formula="of:=[.I78]-[.H78]" office:value-type="float" office:value="4640872" calcext:value-type="float">
            <text:p>4640872</text:p>
          </table:table-cell>
          <table:table-cell table:number-columns-repeated="4"/>
          <table:table-cell office:value-type="float" office:value="1770876" calcext:value-type="float">
            <text:p>1770876</text:p>
          </table:table-cell>
          <table:table-cell office:value-type="float" office:value="182057523" calcext:value-type="float">
            <text:p>182057523</text:p>
          </table:table-cell>
          <table:table-cell table:formula="of:=[.P78]-[.O78]" office:value-type="float" office:value="180286647" calcext:value-type="float">
            <text:p>180286647</text:p>
          </table:table-cell>
          <table:table-cell table:number-columns-repeated="1007"/>
        </table:table-row>
        <table:table-row table:style-name="ro1">
          <table:table-cell office:value-type="float" office:value="60526746" calcext:value-type="float">
            <text:p>60526746</text:p>
          </table:table-cell>
          <table:table-cell office:value-type="float" office:value="3243122" calcext:value-type="float">
            <text:p>3243122</text:p>
          </table:table-cell>
          <table:table-cell table:formula="of:=[.B79]-[.A79]" office:value-type="float" office:value="-57283624" calcext:value-type="float">
            <text:p>-57283624</text:p>
          </table:table-cell>
          <table:table-cell table:number-columns-repeated="4"/>
          <table:table-cell office:value-type="float" office:value="3438800" calcext:value-type="float">
            <text:p>3438800</text:p>
          </table:table-cell>
          <table:table-cell office:value-type="float" office:value="8125456" calcext:value-type="float">
            <text:p>8125456</text:p>
          </table:table-cell>
          <table:table-cell table:formula="of:=[.I79]-[.H79]" office:value-type="float" office:value="4686656" calcext:value-type="float">
            <text:p>4686656</text:p>
          </table:table-cell>
          <table:table-cell table:number-columns-repeated="4"/>
          <table:table-cell office:value-type="float" office:value="1790733" calcext:value-type="float">
            <text:p>1790733</text:p>
          </table:table-cell>
          <table:table-cell office:value-type="float" office:value="182063259" calcext:value-type="float">
            <text:p>182063259</text:p>
          </table:table-cell>
          <table:table-cell table:formula="of:=[.P79]-[.O79]" office:value-type="float" office:value="180272526" calcext:value-type="float">
            <text:p>180272526</text:p>
          </table:table-cell>
          <table:table-cell table:number-columns-repeated="1007"/>
        </table:table-row>
        <table:table-row table:style-name="ro1">
          <table:table-cell office:value-type="float" office:value="52788751" calcext:value-type="float">
            <text:p>52788751</text:p>
          </table:table-cell>
          <table:table-cell office:value-type="float" office:value="4203226" calcext:value-type="float">
            <text:p>4203226</text:p>
          </table:table-cell>
          <table:table-cell table:formula="of:=[.B80]-[.A80]" office:value-type="float" office:value="-48585525" calcext:value-type="float">
            <text:p>-48585525</text:p>
          </table:table-cell>
          <table:table-cell table:number-columns-repeated="4"/>
          <table:table-cell office:value-type="float" office:value="3548984" calcext:value-type="float">
            <text:p>3548984</text:p>
          </table:table-cell>
          <table:table-cell office:value-type="float" office:value="9932760" calcext:value-type="float">
            <text:p>9932760</text:p>
          </table:table-cell>
          <table:table-cell table:formula="of:=[.I80]-[.H80]" office:value-type="float" office:value="6383776" calcext:value-type="float">
            <text:p>6383776</text:p>
          </table:table-cell>
          <table:table-cell table:number-columns-repeated="4"/>
          <table:table-cell office:value-type="float" office:value="1768704" calcext:value-type="float">
            <text:p>1768704</text:p>
          </table:table-cell>
          <table:table-cell office:value-type="float" office:value="182730633" calcext:value-type="float">
            <text:p>182730633</text:p>
          </table:table-cell>
          <table:table-cell table:formula="of:=[.P80]-[.O80]" office:value-type="float" office:value="180961929" calcext:value-type="float">
            <text:p>180961929</text:p>
          </table:table-cell>
          <table:table-cell table:number-columns-repeated="1007"/>
        </table:table-row>
        <table:table-row table:style-name="ro1">
          <table:table-cell office:value-type="float" office:value="64213775" calcext:value-type="float">
            <text:p>64213775</text:p>
          </table:table-cell>
          <table:table-cell office:value-type="float" office:value="5899468" calcext:value-type="float">
            <text:p>5899468</text:p>
          </table:table-cell>
          <table:table-cell table:formula="of:=[.B81]-[.A81]" office:value-type="float" office:value="-58314307" calcext:value-type="float">
            <text:p>-58314307</text:p>
          </table:table-cell>
          <table:table-cell table:number-columns-repeated="4"/>
          <table:table-cell office:value-type="float" office:value="3439536" calcext:value-type="float">
            <text:p>3439536</text:p>
          </table:table-cell>
          <table:table-cell office:value-type="float" office:value="8136040" calcext:value-type="float">
            <text:p>8136040</text:p>
          </table:table-cell>
          <table:table-cell table:formula="of:=[.I81]-[.H81]" office:value-type="float" office:value="4696504" calcext:value-type="float">
            <text:p>4696504</text:p>
          </table:table-cell>
          <table:table-cell table:number-columns-repeated="4"/>
          <table:table-cell office:value-type="float" office:value="1783194" calcext:value-type="float">
            <text:p>1783194</text:p>
          </table:table-cell>
          <table:table-cell office:value-type="float" office:value="211344786" calcext:value-type="float">
            <text:p>211344786</text:p>
          </table:table-cell>
          <table:table-cell table:formula="of:=[.P81]-[.O81]" office:value-type="float" office:value="209561592" calcext:value-type="float">
            <text:p>209561592</text:p>
          </table:table-cell>
          <table:table-cell table:number-columns-repeated="1007"/>
        </table:table-row>
        <table:table-row table:style-name="ro1">
          <table:table-cell office:value-type="float" office:value="60997445" calcext:value-type="float">
            <text:p>60997445</text:p>
          </table:table-cell>
          <table:table-cell office:value-type="float" office:value="4127677" calcext:value-type="float">
            <text:p>4127677</text:p>
          </table:table-cell>
          <table:table-cell table:formula="of:=[.B82]-[.A82]" office:value-type="float" office:value="-56869768" calcext:value-type="float">
            <text:p>-56869768</text:p>
          </table:table-cell>
          <table:table-cell table:number-columns-repeated="4"/>
          <table:table-cell office:value-type="float" office:value="3438952" calcext:value-type="float">
            <text:p>3438952</text:p>
          </table:table-cell>
          <table:table-cell office:value-type="float" office:value="8105568" calcext:value-type="float">
            <text:p>8105568</text:p>
          </table:table-cell>
          <table:table-cell table:formula="of:=[.I82]-[.H82]" office:value-type="float" office:value="4666616" calcext:value-type="float">
            <text:p>4666616</text:p>
          </table:table-cell>
          <table:table-cell table:number-columns-repeated="4"/>
          <table:table-cell office:value-type="float" office:value="1773690" calcext:value-type="float">
            <text:p>1773690</text:p>
          </table:table-cell>
          <table:table-cell office:value-type="float" office:value="391858050" calcext:value-type="float">
            <text:p>391858050</text:p>
          </table:table-cell>
          <table:table-cell table:formula="of:=[.P82]-[.O82]" office:value-type="float" office:value="390084360" calcext:value-type="float">
            <text:p>390084360</text:p>
          </table:table-cell>
          <table:table-cell table:number-columns-repeated="1007"/>
        </table:table-row>
        <table:table-row table:style-name="ro1">
          <table:table-cell office:value-type="float" office:value="54924025" calcext:value-type="float">
            <text:p>54924025</text:p>
          </table:table-cell>
          <table:table-cell office:value-type="float" office:value="5660732" calcext:value-type="float">
            <text:p>5660732</text:p>
          </table:table-cell>
          <table:table-cell table:formula="of:=[.B83]-[.A83]" office:value-type="float" office:value="-49263293" calcext:value-type="float">
            <text:p>-49263293</text:p>
          </table:table-cell>
          <table:table-cell table:number-columns-repeated="4"/>
          <table:table-cell office:value-type="float" office:value="3507344" calcext:value-type="float">
            <text:p>3507344</text:p>
          </table:table-cell>
          <table:table-cell office:value-type="float" office:value="8298192" calcext:value-type="float">
            <text:p>8298192</text:p>
          </table:table-cell>
          <table:table-cell table:formula="of:=[.I83]-[.H83]" office:value-type="float" office:value="4790848" calcext:value-type="float">
            <text:p>4790848</text:p>
          </table:table-cell>
          <table:table-cell table:number-columns-repeated="4"/>
          <table:table-cell office:value-type="float" office:value="1783284" calcext:value-type="float">
            <text:p>1783284</text:p>
          </table:table-cell>
          <table:table-cell office:value-type="float" office:value="312592469" calcext:value-type="float">
            <text:p>312592469</text:p>
          </table:table-cell>
          <table:table-cell table:formula="of:=[.P83]-[.O83]" office:value-type="float" office:value="310809185" calcext:value-type="float">
            <text:p>310809185</text:p>
          </table:table-cell>
          <table:table-cell table:number-columns-repeated="1007"/>
        </table:table-row>
        <table:table-row table:style-name="ro1">
          <table:table-cell office:value-type="float" office:value="38534138" calcext:value-type="float">
            <text:p>38534138</text:p>
          </table:table-cell>
          <table:table-cell office:value-type="float" office:value="11808072" calcext:value-type="float">
            <text:p>11808072</text:p>
          </table:table-cell>
          <table:table-cell table:formula="of:=[.B84]-[.A84]" office:value-type="float" office:value="-26726066" calcext:value-type="float">
            <text:p>-26726066</text:p>
          </table:table-cell>
          <table:table-cell table:number-columns-repeated="4"/>
          <table:table-cell office:value-type="float" office:value="4434424" calcext:value-type="float">
            <text:p>4434424</text:p>
          </table:table-cell>
          <table:table-cell office:value-type="float" office:value="8074272" calcext:value-type="float">
            <text:p>8074272</text:p>
          </table:table-cell>
          <table:table-cell table:formula="of:=[.I84]-[.H84]" office:value-type="float" office:value="3639848" calcext:value-type="float">
            <text:p>3639848</text:p>
          </table:table-cell>
          <table:table-cell table:number-columns-repeated="4"/>
          <table:table-cell office:value-type="float" office:value="1771227" calcext:value-type="float">
            <text:p>1771227</text:p>
          </table:table-cell>
          <table:table-cell office:value-type="float" office:value="337025040" calcext:value-type="float">
            <text:p>337025040</text:p>
          </table:table-cell>
          <table:table-cell table:formula="of:=[.P84]-[.O84]" office:value-type="float" office:value="335253813" calcext:value-type="float">
            <text:p>335253813</text:p>
          </table:table-cell>
          <table:table-cell table:number-columns-repeated="1007"/>
        </table:table-row>
        <table:table-row table:style-name="ro1">
          <table:table-cell office:value-type="float" office:value="38898738" calcext:value-type="float">
            <text:p>38898738</text:p>
          </table:table-cell>
          <table:table-cell office:value-type="float" office:value="15803179" calcext:value-type="float">
            <text:p>15803179</text:p>
          </table:table-cell>
          <table:table-cell table:formula="of:=[.B85]-[.A85]" office:value-type="float" office:value="-23095559" calcext:value-type="float">
            <text:p>-23095559</text:p>
          </table:table-cell>
          <table:table-cell table:number-columns-repeated="4"/>
          <table:table-cell office:value-type="float" office:value="3568304" calcext:value-type="float">
            <text:p>3568304</text:p>
          </table:table-cell>
          <table:table-cell office:value-type="float" office:value="8084176" calcext:value-type="float">
            <text:p>8084176</text:p>
          </table:table-cell>
          <table:table-cell table:formula="of:=[.I85]-[.H85]" office:value-type="float" office:value="4515872" calcext:value-type="float">
            <text:p>4515872</text:p>
          </table:table-cell>
          <table:table-cell table:number-columns-repeated="4"/>
          <table:table-cell office:value-type="float" office:value="1763274" calcext:value-type="float">
            <text:p>1763274</text:p>
          </table:table-cell>
          <table:table-cell office:value-type="float" office:value="390719115" calcext:value-type="float">
            <text:p>390719115</text:p>
          </table:table-cell>
          <table:table-cell table:formula="of:=[.P85]-[.O85]" office:value-type="float" office:value="388955841" calcext:value-type="float">
            <text:p>388955841</text:p>
          </table:table-cell>
          <table:table-cell table:number-columns-repeated="1007"/>
        </table:table-row>
        <table:table-row table:style-name="ro1">
          <table:table-cell office:value-type="float" office:value="235330455" calcext:value-type="float">
            <text:p>235330455</text:p>
          </table:table-cell>
          <table:table-cell office:value-type="float" office:value="3657459" calcext:value-type="float">
            <text:p>3657459</text:p>
          </table:table-cell>
          <table:table-cell table:formula="of:=[.B86]-[.A86]" office:value-type="float" office:value="-231672996" calcext:value-type="float">
            <text:p>-231672996</text:p>
          </table:table-cell>
          <table:table-cell table:number-columns-repeated="4"/>
          <table:table-cell office:value-type="float" office:value="3443480" calcext:value-type="float">
            <text:p>3443480</text:p>
          </table:table-cell>
          <table:table-cell office:value-type="float" office:value="8009624" calcext:value-type="float">
            <text:p>8009624</text:p>
          </table:table-cell>
          <table:table-cell table:formula="of:=[.I86]-[.H86]" office:value-type="float" office:value="4566144" calcext:value-type="float">
            <text:p>4566144</text:p>
          </table:table-cell>
          <table:table-cell table:number-columns-repeated="4"/>
          <table:table-cell office:value-type="float" office:value="1758744" calcext:value-type="float">
            <text:p>1758744</text:p>
          </table:table-cell>
          <table:table-cell office:value-type="float" office:value="352002723" calcext:value-type="float">
            <text:p>352002723</text:p>
          </table:table-cell>
          <table:table-cell table:formula="of:=[.P86]-[.O86]" office:value-type="float" office:value="350243979" calcext:value-type="float">
            <text:p>350243979</text:p>
          </table:table-cell>
          <table:table-cell table:number-columns-repeated="1007"/>
        </table:table-row>
        <table:table-row table:style-name="ro1">
          <table:table-cell office:value-type="float" office:value="40819818" calcext:value-type="float">
            <text:p>40819818</text:p>
          </table:table-cell>
          <table:table-cell office:value-type="float" office:value="3393700" calcext:value-type="float">
            <text:p>3393700</text:p>
          </table:table-cell>
          <table:table-cell table:formula="of:=[.B87]-[.A87]" office:value-type="float" office:value="-37426118" calcext:value-type="float">
            <text:p>-37426118</text:p>
          </table:table-cell>
          <table:table-cell table:number-columns-repeated="4"/>
          <table:table-cell office:value-type="float" office:value="3442328" calcext:value-type="float">
            <text:p>3442328</text:p>
          </table:table-cell>
          <table:table-cell office:value-type="float" office:value="8064048" calcext:value-type="float">
            <text:p>8064048</text:p>
          </table:table-cell>
          <table:table-cell table:formula="of:=[.I87]-[.H87]" office:value-type="float" office:value="4621720" calcext:value-type="float">
            <text:p>4621720</text:p>
          </table:table-cell>
          <table:table-cell table:number-columns-repeated="4"/>
          <table:table-cell office:value-type="float" office:value="1776420" calcext:value-type="float">
            <text:p>1776420</text:p>
          </table:table-cell>
          <table:table-cell office:value-type="float" office:value="181849557" calcext:value-type="float">
            <text:p>181849557</text:p>
          </table:table-cell>
          <table:table-cell table:formula="of:=[.P87]-[.O87]" office:value-type="float" office:value="180073137" calcext:value-type="float">
            <text:p>180073137</text:p>
          </table:table-cell>
          <table:table-cell table:number-columns-repeated="1007"/>
        </table:table-row>
        <table:table-row table:style-name="ro1">
          <table:table-cell office:value-type="float" office:value="268351404" calcext:value-type="float">
            <text:p>268351404</text:p>
          </table:table-cell>
          <table:table-cell office:value-type="float" office:value="3268163" calcext:value-type="float">
            <text:p>3268163</text:p>
          </table:table-cell>
          <table:table-cell table:formula="of:=[.B88]-[.A88]" office:value-type="float" office:value="-265083241" calcext:value-type="float">
            <text:p>-265083241</text:p>
          </table:table-cell>
          <table:table-cell table:number-columns-repeated="4"/>
          <table:table-cell office:value-type="float" office:value="3598152" calcext:value-type="float">
            <text:p>3598152</text:p>
          </table:table-cell>
          <table:table-cell office:value-type="float" office:value="8355632" calcext:value-type="float">
            <text:p>8355632</text:p>
          </table:table-cell>
          <table:table-cell table:formula="of:=[.I88]-[.H88]" office:value-type="float" office:value="4757480" calcext:value-type="float">
            <text:p>4757480</text:p>
          </table:table-cell>
          <table:table-cell table:number-columns-repeated="4"/>
          <table:table-cell office:value-type="float" office:value="1784442" calcext:value-type="float">
            <text:p>1784442</text:p>
          </table:table-cell>
          <table:table-cell office:value-type="float" office:value="181966170" calcext:value-type="float">
            <text:p>181966170</text:p>
          </table:table-cell>
          <table:table-cell table:formula="of:=[.P88]-[.O88]" office:value-type="float" office:value="180181728" calcext:value-type="float">
            <text:p>180181728</text:p>
          </table:table-cell>
          <table:table-cell table:number-columns-repeated="1007"/>
        </table:table-row>
        <table:table-row table:style-name="ro1">
          <table:table-cell office:value-type="float" office:value="73940940" calcext:value-type="float">
            <text:p>73940940</text:p>
          </table:table-cell>
          <table:table-cell office:value-type="float" office:value="3159858" calcext:value-type="float">
            <text:p>3159858</text:p>
          </table:table-cell>
          <table:table-cell table:formula="of:=[.B89]-[.A89]" office:value-type="float" office:value="-70781082" calcext:value-type="float">
            <text:p>-70781082</text:p>
          </table:table-cell>
          <table:table-cell table:number-columns-repeated="4"/>
          <table:table-cell office:value-type="float" office:value="3607008" calcext:value-type="float">
            <text:p>3607008</text:p>
          </table:table-cell>
          <table:table-cell office:value-type="float" office:value="8627464" calcext:value-type="float">
            <text:p>8627464</text:p>
          </table:table-cell>
          <table:table-cell table:formula="of:=[.I89]-[.H89]" office:value-type="float" office:value="5020456" calcext:value-type="float">
            <text:p>5020456</text:p>
          </table:table-cell>
          <table:table-cell table:number-columns-repeated="4"/>
          <table:table-cell office:value-type="float" office:value="1771308" calcext:value-type="float">
            <text:p>1771308</text:p>
          </table:table-cell>
          <table:table-cell office:value-type="float" office:value="181971435" calcext:value-type="float">
            <text:p>181971435</text:p>
          </table:table-cell>
          <table:table-cell table:formula="of:=[.P89]-[.O89]" office:value-type="float" office:value="180200127" calcext:value-type="float">
            <text:p>180200127</text:p>
          </table:table-cell>
          <table:table-cell table:number-columns-repeated="1007"/>
        </table:table-row>
        <table:table-row table:style-name="ro1">
          <table:table-cell office:value-type="float" office:value="37398553" calcext:value-type="float">
            <text:p>37398553</text:p>
          </table:table-cell>
          <table:table-cell office:value-type="float" office:value="3224202" calcext:value-type="float">
            <text:p>3224202</text:p>
          </table:table-cell>
          <table:table-cell table:formula="of:=[.B90]-[.A90]" office:value-type="float" office:value="-34174351" calcext:value-type="float">
            <text:p>-34174351</text:p>
          </table:table-cell>
          <table:table-cell table:number-columns-repeated="4"/>
          <table:table-cell office:value-type="float" office:value="3442432" calcext:value-type="float">
            <text:p>3442432</text:p>
          </table:table-cell>
          <table:table-cell office:value-type="float" office:value="8195376" calcext:value-type="float">
            <text:p>8195376</text:p>
          </table:table-cell>
          <table:table-cell table:formula="of:=[.I90]-[.H90]" office:value-type="float" office:value="4752944" calcext:value-type="float">
            <text:p>4752944</text:p>
          </table:table-cell>
          <table:table-cell table:number-columns-repeated="4"/>
          <table:table-cell office:value-type="float" office:value="1769586" calcext:value-type="float">
            <text:p>1769586</text:p>
          </table:table-cell>
          <table:table-cell office:value-type="float" office:value="181676736" calcext:value-type="float">
            <text:p>181676736</text:p>
          </table:table-cell>
          <table:table-cell table:formula="of:=[.P90]-[.O90]" office:value-type="float" office:value="179907150" calcext:value-type="float">
            <text:p>179907150</text:p>
          </table:table-cell>
          <table:table-cell table:number-columns-repeated="1007"/>
        </table:table-row>
        <table:table-row table:style-name="ro1">
          <table:table-cell office:value-type="float" office:value="20178385" calcext:value-type="float">
            <text:p>20178385</text:p>
          </table:table-cell>
          <table:table-cell office:value-type="float" office:value="3130938" calcext:value-type="float">
            <text:p>3130938</text:p>
          </table:table-cell>
          <table:table-cell table:formula="of:=[.B91]-[.A91]" office:value-type="float" office:value="-17047447" calcext:value-type="float">
            <text:p>-17047447</text:p>
          </table:table-cell>
          <table:table-cell table:number-columns-repeated="4"/>
          <table:table-cell office:value-type="float" office:value="3499296" calcext:value-type="float">
            <text:p>3499296</text:p>
          </table:table-cell>
          <table:table-cell office:value-type="float" office:value="8224424" calcext:value-type="float">
            <text:p>8224424</text:p>
          </table:table-cell>
          <table:table-cell table:formula="of:=[.I91]-[.H91]" office:value-type="float" office:value="4725128" calcext:value-type="float">
            <text:p>4725128</text:p>
          </table:table-cell>
          <table:table-cell table:number-columns-repeated="4"/>
          <table:table-cell office:value-type="float" office:value="1778157" calcext:value-type="float">
            <text:p>1778157</text:p>
          </table:table-cell>
          <table:table-cell office:value-type="float" office:value="181683423" calcext:value-type="float">
            <text:p>181683423</text:p>
          </table:table-cell>
          <table:table-cell table:formula="of:=[.P91]-[.O91]" office:value-type="float" office:value="179905266" calcext:value-type="float">
            <text:p>179905266</text:p>
          </table:table-cell>
          <table:table-cell table:number-columns-repeated="1007"/>
        </table:table-row>
        <table:table-row table:style-name="ro1">
          <table:table-cell office:value-type="float" office:value="11519100" calcext:value-type="float">
            <text:p>11519100</text:p>
          </table:table-cell>
          <table:table-cell office:value-type="float" office:value="3065445" calcext:value-type="float">
            <text:p>3065445</text:p>
          </table:table-cell>
          <table:table-cell table:formula="of:=[.B92]-[.A92]" office:value-type="float" office:value="-8453655" calcext:value-type="float">
            <text:p>-8453655</text:p>
          </table:table-cell>
          <table:table-cell table:number-columns-repeated="4"/>
          <table:table-cell office:value-type="float" office:value="8839032" calcext:value-type="float">
            <text:p>8839032</text:p>
          </table:table-cell>
          <table:table-cell office:value-type="float" office:value="8086600" calcext:value-type="float">
            <text:p>8086600</text:p>
          </table:table-cell>
          <table:table-cell table:formula="of:=[.I92]-[.H92]" office:value-type="float" office:value="-752432" calcext:value-type="float">
            <text:p>-752432</text:p>
          </table:table-cell>
          <table:table-cell table:number-columns-repeated="4"/>
          <table:table-cell office:value-type="float" office:value="1789011" calcext:value-type="float">
            <text:p>1789011</text:p>
          </table:table-cell>
          <table:table-cell office:value-type="float" office:value="182793777" calcext:value-type="float">
            <text:p>182793777</text:p>
          </table:table-cell>
          <table:table-cell table:formula="of:=[.P92]-[.O92]" office:value-type="float" office:value="181004766" calcext:value-type="float">
            <text:p>181004766</text:p>
          </table:table-cell>
          <table:table-cell table:number-columns-repeated="1007"/>
        </table:table-row>
        <table:table-row table:style-name="ro1">
          <table:table-cell office:value-type="float" office:value="13147202" calcext:value-type="float">
            <text:p>13147202</text:p>
          </table:table-cell>
          <table:table-cell office:value-type="float" office:value="2992698" calcext:value-type="float">
            <text:p>2992698</text:p>
          </table:table-cell>
          <table:table-cell table:formula="of:=[.B93]-[.A93]" office:value-type="float" office:value="-10154504" calcext:value-type="float">
            <text:p>-10154504</text:p>
          </table:table-cell>
          <table:table-cell table:number-columns-repeated="4"/>
          <table:table-cell office:value-type="float" office:value="4162312" calcext:value-type="float">
            <text:p>4162312</text:p>
          </table:table-cell>
          <table:table-cell office:value-type="float" office:value="8057496" calcext:value-type="float">
            <text:p>8057496</text:p>
          </table:table-cell>
          <table:table-cell table:formula="of:=[.I93]-[.H93]" office:value-type="float" office:value="3895184" calcext:value-type="float">
            <text:p>3895184</text:p>
          </table:table-cell>
          <table:table-cell table:number-columns-repeated="4"/>
          <table:table-cell office:value-type="float" office:value="1767255" calcext:value-type="float">
            <text:p>1767255</text:p>
          </table:table-cell>
          <table:table-cell office:value-type="float" office:value="181834113" calcext:value-type="float">
            <text:p>181834113</text:p>
          </table:table-cell>
          <table:table-cell table:formula="of:=[.P93]-[.O93]" office:value-type="float" office:value="180066858" calcext:value-type="float">
            <text:p>180066858</text:p>
          </table:table-cell>
          <table:table-cell table:number-columns-repeated="1007"/>
        </table:table-row>
        <table:table-row table:style-name="ro1">
          <table:table-cell office:value-type="float" office:value="11308505" calcext:value-type="float">
            <text:p>11308505</text:p>
          </table:table-cell>
          <table:table-cell office:value-type="float" office:value="3082882" calcext:value-type="float">
            <text:p>3082882</text:p>
          </table:table-cell>
          <table:table-cell table:formula="of:=[.B94]-[.A94]" office:value-type="float" office:value="-8225623" calcext:value-type="float">
            <text:p>-8225623</text:p>
          </table:table-cell>
          <table:table-cell table:number-columns-repeated="4"/>
          <table:table-cell office:value-type="float" office:value="3552008" calcext:value-type="float">
            <text:p>3552008</text:p>
          </table:table-cell>
          <table:table-cell office:value-type="float" office:value="8116072" calcext:value-type="float">
            <text:p>8116072</text:p>
          </table:table-cell>
          <table:table-cell table:formula="of:=[.I94]-[.H94]" office:value-type="float" office:value="4564064" calcext:value-type="float">
            <text:p>4564064</text:p>
          </table:table-cell>
          <table:table-cell table:number-columns-repeated="4"/>
          <table:table-cell office:value-type="float" office:value="1774746" calcext:value-type="float">
            <text:p>1774746</text:p>
          </table:table-cell>
          <table:table-cell office:value-type="float" office:value="181873707" calcext:value-type="float">
            <text:p>181873707</text:p>
          </table:table-cell>
          <table:table-cell table:formula="of:=[.P94]-[.O94]" office:value-type="float" office:value="180098961" calcext:value-type="float">
            <text:p>180098961</text:p>
          </table:table-cell>
          <table:table-cell table:number-columns-repeated="1007"/>
        </table:table-row>
        <table:table-row table:style-name="ro1">
          <table:table-cell office:value-type="float" office:value="25714481" calcext:value-type="float">
            <text:p>25714481</text:p>
          </table:table-cell>
          <table:table-cell office:value-type="float" office:value="3196405" calcext:value-type="float">
            <text:p>3196405</text:p>
          </table:table-cell>
          <table:table-cell table:formula="of:=[.B95]-[.A95]" office:value-type="float" office:value="-22518076" calcext:value-type="float">
            <text:p>-22518076</text:p>
          </table:table-cell>
          <table:table-cell table:number-columns-repeated="4"/>
          <table:table-cell office:value-type="float" office:value="3495592" calcext:value-type="float">
            <text:p>3495592</text:p>
          </table:table-cell>
          <table:table-cell office:value-type="float" office:value="8140360" calcext:value-type="float">
            <text:p>8140360</text:p>
          </table:table-cell>
          <table:table-cell table:formula="of:=[.I95]-[.H95]" office:value-type="float" office:value="4644768" calcext:value-type="float">
            <text:p>4644768</text:p>
          </table:table-cell>
          <table:table-cell table:number-columns-repeated="4"/>
          <table:table-cell office:value-type="float" office:value="1770213" calcext:value-type="float">
            <text:p>1770213</text:p>
          </table:table-cell>
          <table:table-cell office:value-type="float" office:value="181797522" calcext:value-type="float">
            <text:p>181797522</text:p>
          </table:table-cell>
          <table:table-cell table:formula="of:=[.P95]-[.O95]" office:value-type="float" office:value="180027309" calcext:value-type="float">
            <text:p>180027309</text:p>
          </table:table-cell>
          <table:table-cell table:number-columns-repeated="1007"/>
        </table:table-row>
        <table:table-row table:style-name="ro1">
          <table:table-cell office:value-type="float" office:value="35638749" calcext:value-type="float">
            <text:p>35638749</text:p>
          </table:table-cell>
          <table:table-cell office:value-type="float" office:value="3624827" calcext:value-type="float">
            <text:p>3624827</text:p>
          </table:table-cell>
          <table:table-cell table:formula="of:=[.B96]-[.A96]" office:value-type="float" office:value="-32013922" calcext:value-type="float">
            <text:p>-32013922</text:p>
          </table:table-cell>
          <table:table-cell table:number-columns-repeated="4"/>
          <table:table-cell office:value-type="float" office:value="3498448" calcext:value-type="float">
            <text:p>3498448</text:p>
          </table:table-cell>
          <table:table-cell office:value-type="float" office:value="8099768" calcext:value-type="float">
            <text:p>8099768</text:p>
          </table:table-cell>
          <table:table-cell table:formula="of:=[.I96]-[.H96]" office:value-type="float" office:value="4601320" calcext:value-type="float">
            <text:p>4601320</text:p>
          </table:table-cell>
          <table:table-cell table:number-columns-repeated="4"/>
          <table:table-cell office:value-type="float" office:value="1777113" calcext:value-type="float">
            <text:p>1777113</text:p>
          </table:table-cell>
          <table:table-cell office:value-type="float" office:value="182116215" calcext:value-type="float">
            <text:p>182116215</text:p>
          </table:table-cell>
          <table:table-cell table:formula="of:=[.P96]-[.O96]" office:value-type="float" office:value="180339102" calcext:value-type="float">
            <text:p>180339102</text:p>
          </table:table-cell>
          <table:table-cell table:number-columns-repeated="1007"/>
        </table:table-row>
        <table:table-row table:style-name="ro1">
          <table:table-cell office:value-type="float" office:value="15192473" calcext:value-type="float">
            <text:p>15192473</text:p>
          </table:table-cell>
          <table:table-cell office:value-type="float" office:value="2963561" calcext:value-type="float">
            <text:p>2963561</text:p>
          </table:table-cell>
          <table:table-cell table:formula="of:=[.B97]-[.A97]" office:value-type="float" office:value="-12228912" calcext:value-type="float">
            <text:p>-12228912</text:p>
          </table:table-cell>
          <table:table-cell table:number-columns-repeated="4"/>
          <table:table-cell office:value-type="float" office:value="3550856" calcext:value-type="float">
            <text:p>3550856</text:p>
          </table:table-cell>
          <table:table-cell office:value-type="float" office:value="8105344" calcext:value-type="float">
            <text:p>8105344</text:p>
          </table:table-cell>
          <table:table-cell table:formula="of:=[.I97]-[.H97]" office:value-type="float" office:value="4554488" calcext:value-type="float">
            <text:p>4554488</text:p>
          </table:table-cell>
          <table:table-cell table:number-columns-repeated="4"/>
          <table:table-cell office:value-type="float" office:value="1775889" calcext:value-type="float">
            <text:p>1775889</text:p>
          </table:table-cell>
          <table:table-cell office:value-type="float" office:value="182805942" calcext:value-type="float">
            <text:p>182805942</text:p>
          </table:table-cell>
          <table:table-cell table:formula="of:=[.P97]-[.O97]" office:value-type="float" office:value="181030053" calcext:value-type="float">
            <text:p>181030053</text:p>
          </table:table-cell>
          <table:table-cell table:number-columns-repeated="1007"/>
        </table:table-row>
        <table:table-row table:style-name="ro1">
          <table:table-cell office:value-type="float" office:value="40611613" calcext:value-type="float">
            <text:p>40611613</text:p>
          </table:table-cell>
          <table:table-cell office:value-type="float" office:value="3058810" calcext:value-type="float">
            <text:p>3058810</text:p>
          </table:table-cell>
          <table:table-cell table:formula="of:=[.B98]-[.A98]" office:value-type="float" office:value="-37552803" calcext:value-type="float">
            <text:p>-37552803</text:p>
          </table:table-cell>
          <table:table-cell table:number-columns-repeated="4"/>
          <table:table-cell office:value-type="float" office:value="3472920" calcext:value-type="float">
            <text:p>3472920</text:p>
          </table:table-cell>
          <table:table-cell office:value-type="float" office:value="8080592" calcext:value-type="float">
            <text:p>8080592</text:p>
          </table:table-cell>
          <table:table-cell table:formula="of:=[.I98]-[.H98]" office:value-type="float" office:value="4607672" calcext:value-type="float">
            <text:p>4607672</text:p>
          </table:table-cell>
          <table:table-cell table:number-columns-repeated="4"/>
          <table:table-cell office:value-type="float" office:value="1769754" calcext:value-type="float">
            <text:p>1769754</text:p>
          </table:table-cell>
          <table:table-cell office:value-type="float" office:value="181846593" calcext:value-type="float">
            <text:p>181846593</text:p>
          </table:table-cell>
          <table:table-cell table:formula="of:=[.P98]-[.O98]" office:value-type="float" office:value="180076839" calcext:value-type="float">
            <text:p>180076839</text:p>
          </table:table-cell>
          <table:table-cell table:number-columns-repeated="1007"/>
        </table:table-row>
        <table:table-row table:style-name="ro1">
          <table:table-cell office:value-type="float" office:value="13681702" calcext:value-type="float">
            <text:p>13681702</text:p>
          </table:table-cell>
          <table:table-cell office:value-type="float" office:value="3044563" calcext:value-type="float">
            <text:p>3044563</text:p>
          </table:table-cell>
          <table:table-cell table:formula="of:=[.B99]-[.A99]" office:value-type="float" office:value="-10637139" calcext:value-type="float">
            <text:p>-10637139</text:p>
          </table:table-cell>
          <table:table-cell table:number-columns-repeated="4"/>
          <table:table-cell office:value-type="float" office:value="3569880" calcext:value-type="float">
            <text:p>3569880</text:p>
          </table:table-cell>
          <table:table-cell office:value-type="float" office:value="8579920" calcext:value-type="float">
            <text:p>8579920</text:p>
          </table:table-cell>
          <table:table-cell table:formula="of:=[.I99]-[.H99]" office:value-type="float" office:value="5010040" calcext:value-type="float">
            <text:p>5010040</text:p>
          </table:table-cell>
          <table:table-cell table:number-columns-repeated="4"/>
          <table:table-cell office:value-type="float" office:value="1768020" calcext:value-type="float">
            <text:p>1768020</text:p>
          </table:table-cell>
          <table:table-cell office:value-type="float" office:value="181900962" calcext:value-type="float">
            <text:p>181900962</text:p>
          </table:table-cell>
          <table:table-cell table:formula="of:=[.P99]-[.O99]" office:value-type="float" office:value="180132942" calcext:value-type="float">
            <text:p>180132942</text:p>
          </table:table-cell>
          <table:table-cell table:number-columns-repeated="1007"/>
        </table:table-row>
        <table:table-row table:style-name="ro1">
          <table:table-cell office:value-type="float" office:value="40456795" calcext:value-type="float">
            <text:p>40456795</text:p>
          </table:table-cell>
          <table:table-cell office:value-type="float" office:value="3074765" calcext:value-type="float">
            <text:p>3074765</text:p>
          </table:table-cell>
          <table:table-cell table:formula="of:=[.B100]-[.A100]" office:value-type="float" office:value="-37382030" calcext:value-type="float">
            <text:p>-37382030</text:p>
          </table:table-cell>
          <table:table-cell table:number-columns-repeated="4"/>
          <table:table-cell office:value-type="float" office:value="3865632" calcext:value-type="float">
            <text:p>3865632</text:p>
          </table:table-cell>
          <table:table-cell office:value-type="float" office:value="8079968" calcext:value-type="float">
            <text:p>8079968</text:p>
          </table:table-cell>
          <table:table-cell table:formula="of:=[.I100]-[.H100]" office:value-type="float" office:value="4214336" calcext:value-type="float">
            <text:p>4214336</text:p>
          </table:table-cell>
          <table:table-cell table:number-columns-repeated="4"/>
          <table:table-cell office:value-type="float" office:value="1872156" calcext:value-type="float">
            <text:p>1872156</text:p>
          </table:table-cell>
          <table:table-cell office:value-type="float" office:value="181982565" calcext:value-type="float">
            <text:p>181982565</text:p>
          </table:table-cell>
          <table:table-cell table:formula="of:=[.P100]-[.O100]" office:value-type="float" office:value="180110409" calcext:value-type="float">
            <text:p>180110409</text:p>
          </table:table-cell>
          <table:table-cell table:number-columns-repeated="1007"/>
        </table:table-row>
        <table:table-row table:style-name="ro1">
          <table:table-cell office:value-type="float" office:value="68052048" calcext:value-type="float">
            <text:p>68052048</text:p>
          </table:table-cell>
          <table:table-cell office:value-type="float" office:value="3063511" calcext:value-type="float">
            <text:p>3063511</text:p>
          </table:table-cell>
          <table:table-cell table:formula="of:=[.B101]-[.A101]" office:value-type="float" office:value="-64988537" calcext:value-type="float">
            <text:p>-64988537</text:p>
          </table:table-cell>
          <table:table-cell table:number-columns-repeated="4"/>
          <table:table-cell office:value-type="float" office:value="3530560" calcext:value-type="float">
            <text:p>3530560</text:p>
          </table:table-cell>
          <table:table-cell office:value-type="float" office:value="8125792" calcext:value-type="float">
            <text:p>8125792</text:p>
          </table:table-cell>
          <table:table-cell table:formula="of:=[.I101]-[.H101]" office:value-type="float" office:value="4595232" calcext:value-type="float">
            <text:p>4595232</text:p>
          </table:table-cell>
          <table:table-cell table:number-columns-repeated="4"/>
          <table:table-cell office:value-type="float" office:value="1788096" calcext:value-type="float">
            <text:p>1788096</text:p>
          </table:table-cell>
          <table:table-cell office:value-type="float" office:value="181878366" calcext:value-type="float">
            <text:p>181878366</text:p>
          </table:table-cell>
          <table:table-cell table:formula="of:=[.P101]-[.O101]" office:value-type="float" office:value="180090270" calcext:value-type="float">
            <text:p>180090270</text:p>
          </table:table-cell>
          <table:table-cell table:number-columns-repeated="1007"/>
        </table:table-row>
        <table:table-row table:style-name="ro1">
          <table:table-cell office:value-type="float" office:value="11772358" calcext:value-type="float">
            <text:p>11772358</text:p>
          </table:table-cell>
          <table:table-cell office:value-type="float" office:value="3269579" calcext:value-type="float">
            <text:p>3269579</text:p>
          </table:table-cell>
          <table:table-cell table:formula="of:=[.B102]-[.A102]" office:value-type="float" office:value="-8502779" calcext:value-type="float">
            <text:p>-8502779</text:p>
          </table:table-cell>
          <table:table-cell table:number-columns-repeated="4"/>
          <table:table-cell office:value-type="float" office:value="3572600" calcext:value-type="float">
            <text:p>3572600</text:p>
          </table:table-cell>
          <table:table-cell office:value-type="float" office:value="9193920" calcext:value-type="float">
            <text:p>9193920</text:p>
          </table:table-cell>
          <table:table-cell table:formula="of:=[.I102]-[.H102]" office:value-type="float" office:value="5621320" calcext:value-type="float">
            <text:p>5621320</text:p>
          </table:table-cell>
          <table:table-cell table:number-columns-repeated="4"/>
          <table:table-cell office:value-type="float" office:value="1760130" calcext:value-type="float">
            <text:p>1760130</text:p>
          </table:table-cell>
          <table:table-cell office:value-type="float" office:value="181754907" calcext:value-type="float">
            <text:p>181754907</text:p>
          </table:table-cell>
          <table:table-cell table:formula="of:=[.P102]-[.O102]" office:value-type="float" office:value="179994777" calcext:value-type="float">
            <text:p>179994777</text:p>
          </table:table-cell>
          <table:table-cell table:number-columns-repeated="1007"/>
        </table:table-row>
        <table:table-row table:style-name="ro1">
          <table:table-cell office:value-type="float" office:value="12416018" calcext:value-type="float">
            <text:p>12416018</text:p>
          </table:table-cell>
          <table:table-cell office:value-type="float" office:value="2839530" calcext:value-type="float">
            <text:p>2839530</text:p>
          </table:table-cell>
          <table:table-cell table:formula="of:=[.B103]-[.A103]" office:value-type="float" office:value="-9576488" calcext:value-type="float">
            <text:p>-9576488</text:p>
          </table:table-cell>
          <table:table-cell table:number-columns-repeated="4"/>
          <table:table-cell office:value-type="float" office:value="3500880" calcext:value-type="float">
            <text:p>3500880</text:p>
          </table:table-cell>
          <table:table-cell office:value-type="float" office:value="8637680" calcext:value-type="float">
            <text:p>8637680</text:p>
          </table:table-cell>
          <table:table-cell table:formula="of:=[.I103]-[.H103]" office:value-type="float" office:value="5136800" calcext:value-type="float">
            <text:p>5136800</text:p>
          </table:table-cell>
          <table:table-cell table:number-columns-repeated="4"/>
          <table:table-cell office:value-type="float" office:value="1778100" calcext:value-type="float">
            <text:p>1778100</text:p>
          </table:table-cell>
          <table:table-cell office:value-type="float" office:value="182812434" calcext:value-type="float">
            <text:p>182812434</text:p>
          </table:table-cell>
          <table:table-cell table:formula="of:=[.P103]-[.O103]" office:value-type="float" office:value="181034334" calcext:value-type="float">
            <text:p>181034334</text:p>
          </table:table-cell>
          <table:table-cell table:number-columns-repeated="1007"/>
        </table:table-row>
        <table:table-row table:style-name="ro1">
          <table:table-cell office:value-type="float" office:value="21088520" calcext:value-type="float">
            <text:p>21088520</text:p>
          </table:table-cell>
          <table:table-cell office:value-type="float" office:value="3136536" calcext:value-type="float">
            <text:p>3136536</text:p>
          </table:table-cell>
          <table:table-cell table:formula="of:=[.B104]-[.A104]" office:value-type="float" office:value="-17951984" calcext:value-type="float">
            <text:p>-17951984</text:p>
          </table:table-cell>
          <table:table-cell table:number-columns-repeated="4"/>
          <table:table-cell office:value-type="float" office:value="3505208" calcext:value-type="float">
            <text:p>3505208</text:p>
          </table:table-cell>
          <table:table-cell office:value-type="float" office:value="8360936" calcext:value-type="float">
            <text:p>8360936</text:p>
          </table:table-cell>
          <table:table-cell table:formula="of:=[.I104]-[.H104]" office:value-type="float" office:value="4855728" calcext:value-type="float">
            <text:p>4855728</text:p>
          </table:table-cell>
          <table:table-cell table:number-columns-repeated="4"/>
          <table:table-cell office:value-type="float" office:value="1774416" calcext:value-type="float">
            <text:p>1774416</text:p>
          </table:table-cell>
          <table:table-cell office:value-type="float" office:value="181775796" calcext:value-type="float">
            <text:p>181775796</text:p>
          </table:table-cell>
          <table:table-cell table:formula="of:=[.P104]-[.O104]" office:value-type="float" office:value="180001380" calcext:value-type="float">
            <text:p>180001380</text:p>
          </table:table-cell>
          <table:table-cell table:number-columns-repeated="1007"/>
        </table:table-row>
        <table:table-row table:style-name="ro1">
          <table:table-cell office:value-type="float" office:value="230253811" calcext:value-type="float">
            <text:p>230253811</text:p>
          </table:table-cell>
          <table:table-cell office:value-type="float" office:value="3134162" calcext:value-type="float">
            <text:p>3134162</text:p>
          </table:table-cell>
          <table:table-cell table:formula="of:=[.B105]-[.A105]" office:value-type="float" office:value="-227119649" calcext:value-type="float">
            <text:p>-227119649</text:p>
          </table:table-cell>
          <table:table-cell table:number-columns-repeated="4"/>
          <table:table-cell office:value-type="float" office:value="3589640" calcext:value-type="float">
            <text:p>3589640</text:p>
          </table:table-cell>
          <table:table-cell office:value-type="float" office:value="8182288" calcext:value-type="float">
            <text:p>8182288</text:p>
          </table:table-cell>
          <table:table-cell table:formula="of:=[.I105]-[.H105]" office:value-type="float" office:value="4592648" calcext:value-type="float">
            <text:p>4592648</text:p>
          </table:table-cell>
          <table:table-cell table:number-columns-repeated="4"/>
          <table:table-cell office:value-type="float" office:value="1771920" calcext:value-type="float">
            <text:p>1771920</text:p>
          </table:table-cell>
          <table:table-cell office:value-type="float" office:value="181919652" calcext:value-type="float">
            <text:p>181919652</text:p>
          </table:table-cell>
          <table:table-cell table:formula="of:=[.P105]-[.O105]" office:value-type="float" office:value="180147732" calcext:value-type="float">
            <text:p>180147732</text:p>
          </table:table-cell>
          <table:table-cell table:number-columns-repeated="1007"/>
        </table:table-row>
        <table:table-row table:style-name="ro1">
          <table:table-cell office:value-type="float" office:value="14284879" calcext:value-type="float">
            <text:p>14284879</text:p>
          </table:table-cell>
          <table:table-cell office:value-type="float" office:value="3022299" calcext:value-type="float">
            <text:p>3022299</text:p>
          </table:table-cell>
          <table:table-cell table:formula="of:=[.B106]-[.A106]" office:value-type="float" office:value="-11262580" calcext:value-type="float">
            <text:p>-11262580</text:p>
          </table:table-cell>
          <table:table-cell table:number-columns-repeated="4"/>
          <table:table-cell office:value-type="float" office:value="4089552" calcext:value-type="float">
            <text:p>4089552</text:p>
          </table:table-cell>
          <table:table-cell office:value-type="float" office:value="8095072" calcext:value-type="float">
            <text:p>8095072</text:p>
          </table:table-cell>
          <table:table-cell table:formula="of:=[.I106]-[.H106]" office:value-type="float" office:value="4005520" calcext:value-type="float">
            <text:p>4005520</text:p>
          </table:table-cell>
          <table:table-cell table:number-columns-repeated="4"/>
          <table:table-cell office:value-type="float" office:value="1780371" calcext:value-type="float">
            <text:p>1780371</text:p>
          </table:table-cell>
          <table:table-cell office:value-type="float" office:value="181918083" calcext:value-type="float">
            <text:p>181918083</text:p>
          </table:table-cell>
          <table:table-cell table:formula="of:=[.P106]-[.O106]" office:value-type="float" office:value="180137712" calcext:value-type="float">
            <text:p>180137712</text:p>
          </table:table-cell>
          <table:table-cell table:number-columns-repeated="100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9:34:27.501606220</meta:creation-date>
    <dc:date>2015-03-27T20:19:20.233733138</dc:date>
    <meta:editing-duration>PT14M31S</meta:editing-duration>
    <meta:editing-cycles>2</meta:editing-cycles>
    <meta:generator>LibreOffice/4.2.7.2$Linux_X86_64 LibreOffice_project/420m0$Build-2</meta:generator>
    <meta:document-statistic meta:table-count="1" meta:cell-count="923" meta:object-count="0"/>
  </office:meta>
</office:document-meta>
</file>